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31400002C8D1ACE5D13.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00ff00"/>
    </style:style>
    <style:style style:name="T4" style:family="text">
      <style:text-properties fo:background-color="#00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6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ultiply Instruction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22<text:span text:style-name="T1">nd</text:span> of October 2008 </text:p>
      <text:p text:style-name="P7">Completed on the 20<text:span text:style-name="T1">th</text:span> of October 2008 </text:p>
      <text:p text:style-name="P7"/>
      <text:p text:style-name="P7"/>
      <text:p text:style-name="P7"/>
      <text:p text:style-name="P3"><text:soft-page-break/></text:p>
      <text:p text:style-name="P3">1. Objectives</text:p>
      <text:p text:style-name="P4"/>
      <text:p text:style-name="P4">The objectives of this experiment were to become familiar with the multiplication instruction and how to manipulate large bit values.</text:p>
      <text:p text:style-name="P4"/>
      <text:p text:style-name="P2">2. Source Code</text:p>
      <text:p text:style-name="P2">2.1 Step 1 A</text:p>
      <text:p text:style-name="P1"/>
      <text:p text:style-name="P1">; PROGRAM: 6_1a.ASM</text:p>
      <text:p text:style-name="P1">;</text:p>
      <text:p text:style-name="P1">; AUTHOR: Calvin O. Ference</text:p>
      <text:p text:style-name="P1">;</text:p>
      <text:p text:style-name="P1">; DESCRIPTION: <text:s/>Multiplication program</text:p>
      <text:p text:style-name="P1">; </text:p>
      <text:p text:style-name="P1">; </text:p>
      <text:p text:style-name="P1"/>
      <text:p text:style-name="P1"><text:s text:c="8"/>ASSUME<text:tab/>cs:code</text:p>
      <text:p text:style-name="P1"/>
      <text:p text:style-name="P1">code <text:s text:c="3"/>SEGMENT</text:p>
      <text:p text:style-name="P1">main <text:s text:c="3"/>PROC <text:s text:c="3"/></text:p>
      <text:p text:style-name="P1"/>
      <text:p text:style-name="P1">start:<text:tab/>mov al,5</text:p>
      <text:p text:style-name="P1"><text:tab/><text:tab/>mov<text:tab/>bl,7</text:p>
      <text:p text:style-name="P1"><text:tab/><text:tab/>mul<text:tab/>bl</text:p>
      <text:p text:style-name="P1"><text:tab/><text:tab/>add<text:tab/>al,1</text:p>
      <text:p text:style-name="P1">shi:<text:tab/>mov<text:tab/>ax,4c00h</text:p>
      <text:p text:style-name="P1"><text:tab/><text:tab/>int<text:tab/>21h</text:p>
      <text:p text:style-name="P1">main<text:tab/>ENDP</text:p>
      <text:p text:style-name="P1">code<text:tab/>ENDS</text:p>
      <text:p text:style-name="P1"><text:tab/><text:tab/></text:p>
      <text:p text:style-name="P1"><text:tab/><text:tab/>END</text:p>
      <text:p text:style-name="P1"/>
      <text:p text:style-name="P2">2.2 Step 1 B</text:p>
      <text:p text:style-name="P1"/>
      <text:p text:style-name="P1">; PROGRAM: 6_1a.ASM</text:p>
      <text:p text:style-name="P1">;</text:p>
      <text:p text:style-name="P1">; AUTHOR: Calvin O. Ference</text:p>
      <text:p text:style-name="P1">;</text:p>
      <text:p text:style-name="P1">; DESCRIPTION: <text:s/>Multiplication program</text:p>
      <text:p text:style-name="P1">; </text:p>
      <text:p text:style-name="P1">; </text:p>
      <text:p text:style-name="P1"/>
      <text:p text:style-name="P1"><text:s text:c="8"/>ASSUME<text:tab/>cs:code</text:p>
      <text:p text:style-name="P1"/>
      <text:p text:style-name="P1">code <text:s text:c="3"/>SEGMENT</text:p>
      <text:p text:style-name="P1">main <text:s text:c="3"/>PROC <text:s text:c="3"/></text:p>
      <text:p text:style-name="P1"/>
      <text:p text:style-name="P1">start:<text:tab/>mov ax,300h</text:p>
      <text:p text:style-name="P1"><text:soft-page-break/><text:tab/><text:tab/>mov<text:tab/>bx,201h</text:p>
      <text:p text:style-name="P1"><text:tab/><text:tab/>mul<text:tab/>bx</text:p>
      <text:p text:style-name="P1"><text:tab/><text:tab/>sub<text:tab/>ax,1</text:p>
      <text:p text:style-name="P1">shi:<text:tab/>mov<text:tab/>ax,4c00h</text:p>
      <text:p text:style-name="P1"><text:tab/><text:tab/>int<text:tab/>21h</text:p>
      <text:p text:style-name="P1">main<text:tab/>ENDP</text:p>
      <text:p text:style-name="P1">code<text:tab/>ENDS</text:p>
      <text:p text:style-name="P1"><text:tab/><text:tab/></text:p>
      <text:p text:style-name="P1"><text:tab/><text:tab/>END</text:p>
      <text:p text:style-name="P1"/>
      <text:p text:style-name="P2">2.3 Step 2</text:p>
      <text:p text:style-name="P1"/>
      <text:p text:style-name="P1">; PROGRAM: 6_1a.ASM</text:p>
      <text:p text:style-name="P1">;</text:p>
      <text:p text:style-name="P1">; AUTHOR: Calvin O. Ference</text:p>
      <text:p text:style-name="P1">;</text:p>
      <text:p text:style-name="P1">; DESCRIPTION: <text:s/>Multiplication program</text:p>
      <text:p text:style-name="P1">; </text:p>
      <text:p text:style-name="P1">; </text:p>
      <text:p text:style-name="P1"/>
      <text:p text:style-name="P1"><text:s text:c="8"/>ASSUME<text:tab/>cs:code, ds:data</text:p>
      <text:p text:style-name="P1"/>
      <text:p text:style-name="P1">code <text:s text:c="3"/>SEGMENT</text:p>
      <text:p text:style-name="P1">main <text:s text:c="3"/>PROC <text:s text:c="3"/></text:p>
      <text:p text:style-name="P1">init:<text:tab/>mov<text:tab/>ax,data</text:p>
      <text:p text:style-name="P1"><text:tab/><text:tab/>mov<text:tab/>ds,ax</text:p>
      <text:p text:style-name="P1"><text:tab/><text:tab/>mov<text:tab/>cx,0</text:p>
      <text:p text:style-name="P1"><text:tab/><text:tab/>mov<text:tab/>dx,0</text:p>
      <text:p text:style-name="P1"><text:tab/><text:tab/></text:p>
      <text:p text:style-name="P1">start:<text:tab/><text:tab/>mov<text:tab/>ax,vara+2</text:p>
      <text:p text:style-name="P1"><text:tab/><text:tab/>mov<text:tab/>bx,varb+2</text:p>
      <text:p text:style-name="P1"><text:tab/><text:tab/>mul<text:tab/>bx</text:p>
      <text:p text:style-name="P1"><text:tab/><text:tab/>mov<text:tab/>rez+6,ax</text:p>
      <text:p text:style-name="P1"><text:tab/><text:tab/>mov<text:tab/>cx,dx</text:p>
      <text:p text:style-name="P1"><text:tab/><text:tab/>mov<text:tab/>ax,vara</text:p>
      <text:p text:style-name="P1"><text:tab/><text:tab/>mul<text:tab/>bx</text:p>
      <text:p text:style-name="P1"><text:tab/><text:tab/>add<text:tab/>ax,cx</text:p>
      <text:p text:style-name="P1"><text:tab/><text:tab/>adc<text:tab/>dx,0</text:p>
      <text:p text:style-name="P1"><text:tab/><text:tab/>mov<text:tab/>save+6,ax</text:p>
      <text:p text:style-name="P1"><text:tab/><text:tab/>mov<text:tab/>save+4,dx</text:p>
      <text:p text:style-name="P1"/>
      <text:p text:style-name="P1"><text:tab/><text:tab/>mov<text:tab/>ax,vara+6</text:p>
      <text:p text:style-name="P1"><text:tab/><text:tab/>mov<text:tab/>bx,varb</text:p>
      <text:p text:style-name="P1"><text:tab/><text:tab/>mul<text:tab/>bx</text:p>
      <text:p text:style-name="P1"><text:tab/><text:tab/>add<text:tab/>ax,save+6</text:p>
      <text:p text:style-name="P1"><text:tab/><text:tab/>adc<text:tab/>dx,0</text:p>
      <text:p text:style-name="P1"><text:tab/><text:tab/>mov<text:tab/>rez+4,ax</text:p>
      <text:p text:style-name="P1"><text:tab/><text:tab/>mov<text:tab/>cx,dx</text:p>
      <text:p text:style-name="P1"/>
      <text:p text:style-name="P1"><text:soft-page-break/><text:tab/><text:tab/>mov<text:tab/>ax,vara</text:p>
      <text:p text:style-name="P1"><text:tab/><text:tab/>mul<text:tab/>bx</text:p>
      <text:p text:style-name="P1"><text:tab/><text:tab/>add<text:tab/>cx,ax</text:p>
      <text:p text:style-name="P1"><text:tab/><text:tab/>adc<text:tab/>dx,0</text:p>
      <text:p text:style-name="P1"><text:tab/><text:tab/>add<text:tab/>cx,save+4</text:p>
      <text:p text:style-name="P1"><text:tab/><text:tab/>adc<text:tab/>dx,0</text:p>
      <text:p text:style-name="P1"><text:tab/><text:tab/>mov<text:tab/>rez+2,cx</text:p>
      <text:p text:style-name="P1"><text:tab/><text:tab/>mov<text:tab/>rez,dx</text:p>
      <text:p text:style-name="P1"><text:tab/><text:tab/></text:p>
      <text:p text:style-name="P1">endian:<text:tab/>mov<text:tab/>ax,rez+6</text:p>
      <text:p text:style-name="P1"><text:tab/><text:tab/>mov bh,al</text:p>
      <text:p text:style-name="P1"><text:tab/><text:tab/>mov bl,ah</text:p>
      <text:p text:style-name="P1"><text:tab/><text:tab/>mov rez+6,bx</text:p>
      <text:p text:style-name="P1"><text:tab/><text:tab/>mov ax,rez+4</text:p>
      <text:p text:style-name="P1"><text:tab/><text:tab/>mov bh,al</text:p>
      <text:p text:style-name="P1"><text:tab/><text:tab/>mov bl,ah</text:p>
      <text:p text:style-name="P1"><text:tab/><text:tab/>mov rez+4,bx</text:p>
      <text:p text:style-name="P1"><text:tab/><text:tab/>mov ax,rez+2</text:p>
      <text:p text:style-name="P1"><text:tab/><text:tab/>mov bh,al</text:p>
      <text:p text:style-name="P1"><text:tab/><text:tab/>mov bl,ah</text:p>
      <text:p text:style-name="P1"><text:tab/><text:tab/>mov rez+2,bx</text:p>
      <text:p text:style-name="P1"><text:tab/><text:tab/>mov ax,rez</text:p>
      <text:p text:style-name="P1"><text:tab/><text:tab/>mov bh,al</text:p>
      <text:p text:style-name="P1"><text:tab/><text:tab/>mov bl,ah</text:p>
      <text:p text:style-name="P1"><text:tab/><text:tab/>mov rez,bx</text:p>
      <text:p text:style-name="P1"/>
      <text:p text:style-name="P1">shi:<text:tab/>mov<text:tab/>ax,4c00h</text:p>
      <text:p text:style-name="P1"><text:tab/><text:tab/>int<text:tab/>21h</text:p>
      <text:p text:style-name="P1">main<text:tab/>ENDP</text:p>
      <text:p text:style-name="P1">code<text:tab/>ENDS</text:p>
      <text:p text:style-name="P1"><text:tab/><text:tab/></text:p>
      <text:p text:style-name="P1"><text:tab/><text:tab/></text:p>
      <text:p text:style-name="P1">data<text:tab/>SEGMENT</text:p>
      <text:p text:style-name="P1">vara<text:tab/>dw<text:tab/>0ffffh,0ffffh</text:p>
      <text:p text:style-name="P1">varb<text:tab/>dw<text:tab/>00ffh,0ffffh</text:p>
      <text:p text:style-name="P1">rez<text:tab/><text:tab/>dw<text:tab/>0,0,0,0</text:p>
      <text:p text:style-name="P1">save<text:tab/>dw<text:tab/>0,0,0,0</text:p>
      <text:p text:style-name="P1">data<text:tab/>ENDS</text:p>
      <text:p text:style-name="P1"/>
      <text:p text:style-name="P1"><text:tab/><text:tab/>END</text:p>
      <text:p text:style-name="P1"/>
      <text:p text:style-name="P1"/>
      <text:p text:style-name="P1"/>
      <text:p text:style-name="P1"/>
      <text:p text:style-name="P1"/>
      <text:p text:style-name="P1"/>
      <text:p text:style-name="P1"/>
      <text:p text:style-name="P1"/>
      <text:p text:style-name="P1"/>
      <text:p text:style-name="P2"><text:soft-page-break/>2.4 Step 3</text:p>
      <text:p text:style-name="P1"/>
      <text:p text:style-name="P1">; PROGRAM: 6_3.ASM</text:p>
      <text:p text:style-name="P1">;</text:p>
      <text:p text:style-name="P1">; AUTHOR: Calvin O. Ference</text:p>
      <text:p text:style-name="P1">;</text:p>
      <text:p text:style-name="P1">; DESCRIPTION: <text:s/>Multiplication program</text:p>
      <text:p text:style-name="P1">; </text:p>
      <text:p text:style-name="P1">; </text:p>
      <text:p text:style-name="P1"/>
      <text:p text:style-name="P1"><text:s text:c="8"/>ASSUME<text:tab/>cs:code, ds:data</text:p>
      <text:p text:style-name="P1"/>
      <text:p text:style-name="P1">code <text:s text:c="3"/>SEGMENT</text:p>
      <text:p text:style-name="P1">main <text:s text:c="3"/>PROC <text:s text:c="3"/></text:p>
      <text:p text:style-name="P1">init:<text:tab/>mov<text:tab/>ax,data</text:p>
      <text:p text:style-name="P1"><text:tab/><text:tab/>mov<text:tab/>ds,ax</text:p>
      <text:p text:style-name="P1"><text:tab/><text:tab/>mov ax,0</text:p>
      <text:p text:style-name="P1"><text:tab/><text:tab/>mov<text:tab/>bx,0<text:tab/><text:tab/>;making sure they are all zeros</text:p>
      <text:p text:style-name="P1"/>
      <text:p text:style-name="P1">start:<text:tab/><text:tab/>mov al,varb</text:p>
      <text:p text:style-name="P1"><text:tab/><text:tab/>add al,3</text:p>
      <text:p text:style-name="P1"><text:tab/><text:tab/>adc ah,0</text:p>
      <text:p text:style-name="P1"><text:tab/><text:tab/>mov bl,vara</text:p>
      <text:p text:style-name="P1"><text:tab/><text:tab/>mul bx</text:p>
      <text:p text:style-name="P1"><text:tab/><text:tab/>mov bx,000fh</text:p>
      <text:p text:style-name="P1"><text:tab/><text:tab/>mul bx</text:p>
      <text:p text:style-name="P1"><text:tab/><text:tab/>sub ax,8</text:p>
      <text:p text:style-name="P1"><text:tab/><text:tab/>mov rez,ax</text:p>
      <text:p text:style-name="P1"/>
      <text:p text:style-name="P1"><text:tab/><text:tab/></text:p>
      <text:p text:style-name="P1">shi:<text:tab/>mov<text:tab/>ax,4c00h</text:p>
      <text:p text:style-name="P1"><text:tab/><text:tab/>int<text:tab/>21h</text:p>
      <text:p text:style-name="P1">main<text:tab/>ENDP</text:p>
      <text:p text:style-name="P1">code<text:tab/>ENDS</text:p>
      <text:p text:style-name="P1"><text:tab/><text:tab/></text:p>
      <text:p text:style-name="P1"><text:tab/><text:tab/></text:p>
      <text:p text:style-name="P1">data<text:tab/>SEGMENT</text:p>
      <text:p text:style-name="P1">vara<text:tab/>db<text:tab/>19h</text:p>
      <text:p text:style-name="P1">varb<text:tab/>db<text:tab/>4Bh</text:p>
      <text:p text:style-name="P1">rez<text:tab/><text:tab/>dw<text:tab/>0</text:p>
      <text:p text:style-name="P1">data<text:tab/>ENDS</text:p>
      <text:p text:style-name="P1"/>
      <text:p text:style-name="P1"><text:tab/><text:tab/>END</text:p>
      <text:p text:style-name="P1"/>
      <text:p text:style-name="P1"/>
      <text:p text:style-name="P1"/>
      <text:p text:style-name="P1"/>
      <text:p text:style-name="P1"/>
      <text:p text:style-name="P1"/>
      <text:p text:style-name="P2"><text:soft-page-break/>3. List Files</text:p>
      <text:p text:style-name="P2">3.1 Step 1 A</text:p>
      <text:p text:style-name="P2"/>
      <text:p text:style-name="P1">Microsoft (R) Macro Assembler Version 6.11d<text:tab/><text:tab/> <text:s text:c="3"/>10/15/08 15:33:34</text:p>
      <text:p text:style-name="P1">6_1a.asm<text:tab/><text:tab/><text:tab/><text:tab/><text:tab/><text:tab/> <text:s text:c="4"/>Page 1 - 1</text:p>
      <text:p text:style-name="P1"/>
      <text:p text:style-name="P1"/>
      <text:p text:style-name="P1"><text:tab/><text:tab/><text:tab/><text:tab/>; PROGRAM: 6_1a.ASM</text:p>
      <text:p text:style-name="P1"><text:tab/><text:tab/><text:tab/><text:tab/>;</text:p>
      <text:p text:style-name="P1"><text:tab/><text:tab/><text:tab/><text:tab/>; AUTHOR: Calvin O. Ference</text:p>
      <text:p text:style-name="P1"><text:tab/><text:tab/><text:tab/><text:tab/>;</text:p>
      <text:p text:style-name="P1"><text:tab/><text:tab/><text:tab/><text:tab/>; DESCRIPTION: <text:s/>Multiplication program</text:p>
      <text:p text:style-name="P1"><text:tab/><text:tab/><text:tab/><text:tab/>; </text:p>
      <text:p text:style-name="P1"><text:tab/><text:tab/><text:tab/><text:tab/>; </text:p>
      <text:p text:style-name="P1"/>
      <text:p text:style-name="P1"><text:tab/><text:tab/><text:tab/><text:tab/> <text:s text:c="7"/>ASSUME<text:tab/>cs:code</text:p>
      <text:p text:style-name="P1"/>
      <text:p text:style-name="P1"><text:s/>0000<text:tab/><text:tab/><text:tab/><text:tab/>code <text:s text:c="3"/>SEGMENT</text:p>
      <text:p text:style-name="P1"><text:s/>0000<text:tab/><text:tab/><text:tab/><text:tab/>main <text:s text:c="3"/>PROC <text:s text:c="3"/></text:p>
      <text:p text:style-name="P1"/>
      <text:p text:style-name="P1"><text:s/>0000 <text:s/>B0 05<text:tab/><text:tab/><text:tab/>start:<text:tab/>mov al,5</text:p>
      <text:p text:style-name="P1"><text:s/>0002 <text:s/>B3 07<text:tab/><text:tab/><text:tab/><text:tab/><text:tab/>mov<text:tab/>bl,7</text:p>
      <text:p text:style-name="P1"><text:s/>0004 <text:s/>F6 E3<text:tab/><text:tab/><text:tab/><text:tab/><text:tab/>mul<text:tab/>bl</text:p>
      <text:p text:style-name="P1"><text:s/>0006 <text:s/>04 01<text:tab/><text:tab/><text:tab/><text:tab/><text:tab/>add<text:tab/>al,1</text:p>
      <text:p text:style-name="P1"><text:s/>0008 <text:s/>B8 4C00<text:tab/><text:tab/><text:tab/>shi:<text:tab/>mov<text:tab/>ax,4c00h</text:p>
      <text:p text:style-name="P1"><text:s/>000B <text:s/>CD 21<text:tab/><text:tab/><text:tab/><text:tab/><text:tab/>int<text:tab/>21h</text:p>
      <text:p text:style-name="P1"><text:s/>000D<text:tab/><text:tab/><text:tab/><text:tab/>main<text:tab/>ENDP</text:p>
      <text:p text:style-name="P1"><text:s/>000D<text:tab/><text:tab/><text:tab/><text:tab/>code<text:tab/>ENDS</text:p>
      <text:p text:style-name="P1"><text:tab/><text:tab/><text:tab/><text:tab/><text:tab/><text:tab/></text:p>
      <text:p text:style-name="P1"><text:tab/><text:tab/><text:tab/><text:tab/><text:tab/><text:tab/>END</text:p>
      <text:p text:style-name="P1"/>
      <text:p text:style-name="P1"/>
      <text:p text:style-name="P1">Microsoft (R) Macro Assembler Version 6.11d<text:tab/><text:tab/> <text:s text:c="3"/>10/15/08 15:33:34</text:p>
      <text:p text:style-name="P1">6_1a.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0D<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text:soft-page-break/>main . . . . . . . . . . . . . .<text:tab/>P Near<text:tab/> 0000<text:tab/> <text:s/>code<text:tab/>Length= 000D Public</text:p>
      <text:p text:style-name="P1"><text:s text:c="2"/>start <text:s/>. . . . . . . . . . . .<text:tab/>L Near<text:tab/> 0000<text:tab/> <text:s/>code<text:tab/></text:p>
      <text:p text:style-name="P1"><text:s text:c="2"/>shi <text:s/>. . . . . . . . . . . . .<text:tab/>L Near<text:tab/> 0008<text:tab/> <text:s/>code<text:tab/></text:p>
      <text:p text:style-name="P1"/>
      <text:p text:style-name="P1"/>
      <text:p text:style-name="P1">Symbols:</text:p>
      <text:p text:style-name="P1"/>
      <text:p text:style-name="P1"><text:s text:c="16"/>N a m e <text:s text:c="16"/>Type <text:s text:c="4"/>Value <text:s text:c="3"/>Attr</text:p>
      <text:p text:style-name="P1"/>
      <text:p text:style-name="P1"/>
      <text:p text:style-name="P1"><text:tab/> <text:s text:c="2"/>0 Warnings</text:p>
      <text:p text:style-name="P1"><text:tab/> <text:s text:c="2"/>0 Errors</text:p>
      <text:p text:style-name="P1"/>
      <text:p text:style-name="P2">3.2 Step 1 B</text:p>
      <text:p text:style-name="P1"/>
      <text:p text:style-name="P1">Microsoft (R) Macro Assembler Version 6.11d<text:tab/><text:tab/> <text:s text:c="3"/>10/15/08 15:37:17</text:p>
      <text:p text:style-name="P1">6_1b.asm<text:tab/><text:tab/><text:tab/><text:tab/><text:tab/><text:tab/> <text:s text:c="4"/>Page 1 - 1</text:p>
      <text:p text:style-name="P1"/>
      <text:p text:style-name="P1"/>
      <text:p text:style-name="P1"><text:tab/><text:tab/><text:tab/><text:tab/>; PROGRAM: 6_1a.ASM</text:p>
      <text:p text:style-name="P1"><text:tab/><text:tab/><text:tab/><text:tab/>;</text:p>
      <text:p text:style-name="P1"><text:tab/><text:tab/><text:tab/><text:tab/>; AUTHOR: Calvin O. Ference</text:p>
      <text:p text:style-name="P1"><text:tab/><text:tab/><text:tab/><text:tab/>;</text:p>
      <text:p text:style-name="P1"><text:tab/><text:tab/><text:tab/><text:tab/>; DESCRIPTION: <text:s/>Multiplication program</text:p>
      <text:p text:style-name="P1"><text:tab/><text:tab/><text:tab/><text:tab/>; </text:p>
      <text:p text:style-name="P1"><text:tab/><text:tab/><text:tab/><text:tab/>; </text:p>
      <text:p text:style-name="P1"/>
      <text:p text:style-name="P1"><text:tab/><text:tab/><text:tab/><text:tab/> <text:s text:c="7"/>ASSUME<text:tab/>cs:code</text:p>
      <text:p text:style-name="P1"/>
      <text:p text:style-name="P1"><text:s/>0000<text:tab/><text:tab/><text:tab/><text:tab/>code <text:s text:c="3"/>SEGMENT</text:p>
      <text:p text:style-name="P1"><text:s/>0000<text:tab/><text:tab/><text:tab/><text:tab/>main <text:s text:c="3"/>PROC <text:s text:c="3"/></text:p>
      <text:p text:style-name="P1"/>
      <text:p text:style-name="P1"><text:s/>0000 <text:s/>B8 0300<text:tab/><text:tab/><text:tab/>start:<text:tab/>mov ax,300h</text:p>
      <text:p text:style-name="P1"><text:s/>0003 <text:s/>BB 0201<text:tab/><text:tab/><text:tab/><text:tab/><text:tab/>mov<text:tab/>bx,201h</text:p>
      <text:p text:style-name="P1"><text:s/>0006 <text:s/>F7 E3<text:tab/><text:tab/><text:tab/><text:tab/><text:tab/>mul<text:tab/>bx</text:p>
      <text:p text:style-name="P1"><text:s/>0008 <text:s/>83 E8 01<text:tab/><text:tab/><text:tab/><text:tab/><text:tab/>sub<text:tab/>ax,1</text:p>
      <text:p text:style-name="P1"><text:s/>000B <text:s/>B8 4C00<text:tab/><text:tab/><text:tab/>shi:<text:tab/>mov<text:tab/>ax,4c00h</text:p>
      <text:p text:style-name="P1"><text:s/>000E <text:s/>CD 21<text:tab/><text:tab/><text:tab/><text:tab/><text:tab/>int<text:tab/>21h</text:p>
      <text:p text:style-name="P1"><text:s/>0010<text:tab/><text:tab/><text:tab/><text:tab/>main<text:tab/>ENDP</text:p>
      <text:p text:style-name="P1"><text:s/>0010<text:tab/><text:tab/><text:tab/><text:tab/>code<text:tab/>ENDS</text:p>
      <text:p text:style-name="P1"><text:tab/><text:tab/><text:tab/><text:tab/><text:tab/><text:tab/></text:p>
      <text:p text:style-name="P1"><text:tab/><text:tab/><text:tab/><text:tab/><text:tab/><text:tab/>END</text:p>
      <text:p text:style-name="P1"/>
      <text:p text:style-name="P1">Microsoft (R) Macro Assembler Version 6.11d<text:tab/><text:tab/> <text:s text:c="3"/>10/15/08 15:37:17</text:p>
      <text:p text:style-name="P1">6_1b.asm<text:tab/><text:tab/><text:tab/><text:tab/><text:tab/><text:tab/> <text:s text:c="4"/>Symbols 2 - 1</text:p>
      <text:p text:style-name="P1"/>
      <text:p text:style-name="P1"/>
      <text:p text:style-name="P1"/>
      <text:p text:style-name="P1"/>
      <text:p text:style-name="P1"><text:soft-page-break/>Segments and Groups:</text:p>
      <text:p text:style-name="P1"/>
      <text:p text:style-name="P1"><text:s text:c="16"/>N a m e <text:s text:c="16"/>Size <text:s text:c="4"/>Length <text:s text:c="2"/>Align <text:s text:c="2"/>Combine Class</text:p>
      <text:p text:style-name="P1"/>
      <text:p text:style-name="P1">code . . . . . . . . . . . . . .<text:tab/>16 Bit<text:tab/> 0010<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10 Public</text:p>
      <text:p text:style-name="P1"><text:s text:c="2"/>start <text:s/>. . . . . . . . . . . .<text:tab/>L Near<text:tab/> 0000<text:tab/> <text:s/>code<text:tab/></text:p>
      <text:p text:style-name="P1"><text:s text:c="2"/>shi <text:s/>. . . . . . . . . . . . .<text:tab/>L Near<text:tab/> 000B<text:tab/> <text:s/>code<text:tab/></text:p>
      <text:p text:style-name="P1"/>
      <text:p text:style-name="P1"/>
      <text:p text:style-name="P1">Symbols:</text:p>
      <text:p text:style-name="P1"/>
      <text:p text:style-name="P1"><text:s text:c="16"/>N a m e <text:s text:c="16"/>Type <text:s text:c="4"/>Value <text:s text:c="3"/>Attr</text:p>
      <text:p text:style-name="P1"/>
      <text:p text:style-name="P1"/>
      <text:p text:style-name="P1"><text:tab/> <text:s text:c="2"/>0 Warnings</text:p>
      <text:p text:style-name="P1"><text:tab/> <text:s text:c="2"/>0 Errors</text:p>
      <text:p text:style-name="P1"/>
      <text:p text:style-name="P1"/>
      <text:p text:style-name="P2">3.3 Step 2</text:p>
      <text:p text:style-name="P1"/>
      <text:p text:style-name="P1">Microsoft (R) Macro Assembler Version 6.11d<text:tab/><text:tab/> <text:s text:c="3"/>10/21/08 16:29:04</text:p>
      <text:p text:style-name="P1">6_2e.asm<text:tab/><text:tab/><text:tab/><text:tab/><text:tab/><text:tab/> <text:s text:c="4"/>Page 1 - 1</text:p>
      <text:p text:style-name="P1"/>
      <text:p text:style-name="P1"/>
      <text:p text:style-name="P1"><text:tab/><text:tab/><text:tab/><text:tab/>; PROGRAM: 6_1a.ASM</text:p>
      <text:p text:style-name="P1"><text:tab/><text:tab/><text:tab/><text:tab/>;</text:p>
      <text:p text:style-name="P1"><text:tab/><text:tab/><text:tab/><text:tab/>; AUTHOR: Calvin O. Ference</text:p>
      <text:p text:style-name="P1"><text:tab/><text:tab/><text:tab/><text:tab/>;</text:p>
      <text:p text:style-name="P1"><text:tab/><text:tab/><text:tab/><text:tab/>; DESCRIPTION: <text:s/>Multiplicat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3"/></text:p>
      <text:p text:style-name="P1"><text:s/>0000 <text:s/>B8 ---- R<text:tab/><text:tab/>init:<text:tab/>mov<text:tab/>ax,data</text:p>
      <text:p text:style-name="P1"><text:s/>0003 <text:s/>8E D8<text:tab/><text:tab/><text:tab/><text:tab/><text:tab/>mov<text:tab/>ds,ax</text:p>
      <text:p text:style-name="P1"><text:s/>0005 <text:s/>B9 0000<text:tab/><text:tab/><text:tab/><text:tab/><text:tab/>mov<text:tab/>cx,0</text:p>
      <text:p text:style-name="P1"><text:s/>0008 <text:s/>BA 0000<text:tab/><text:tab/><text:tab/><text:tab/><text:tab/>mov<text:tab/>dx,0</text:p>
      <text:p text:style-name="P1"><text:tab/><text:tab/><text:tab/><text:tab/><text:tab/><text:tab/></text:p>
      <text:p text:style-name="P1"><text:s/>000B <text:s/>A1 0002 R<text:tab/><text:tab/>start:<text:tab/><text:tab/>mov<text:tab/>ax,vara+2</text:p>
      <text:p text:style-name="P1"><text:soft-page-break/><text:s/>000E <text:s/>A1 0006 R<text:tab/><text:tab/><text:tab/><text:tab/>mov<text:tab/>ax,varb+2</text:p>
      <text:p text:style-name="P1"><text:s/>0011 <text:s/>F7 E3<text:tab/><text:tab/><text:tab/><text:tab/><text:tab/>mul<text:tab/>bx</text:p>
      <text:p text:style-name="P1"><text:s/>0013 <text:s/>A3 000E R<text:tab/><text:tab/><text:tab/><text:tab/>mov<text:tab/>rez+6,ax</text:p>
      <text:p text:style-name="P1"><text:s/>0016 <text:s/>8B CA<text:tab/><text:tab/><text:tab/><text:tab/><text:tab/>mov<text:tab/>cx,dx</text:p>
      <text:p text:style-name="P1"><text:s/>0018 <text:s/>A1 0000 R<text:tab/><text:tab/><text:tab/><text:tab/>mov<text:tab/>ax,vara</text:p>
      <text:p text:style-name="P1"><text:s/>001B <text:s/>F7 E3<text:tab/><text:tab/><text:tab/><text:tab/><text:tab/>mul<text:tab/>bx</text:p>
      <text:p text:style-name="P1"><text:s/>001D <text:s/>03 C1<text:tab/><text:tab/><text:tab/><text:tab/><text:tab/>add<text:tab/>ax,cx</text:p>
      <text:p text:style-name="P1"><text:s/>001F <text:s/>83 D2 00<text:tab/><text:tab/><text:tab/><text:tab/><text:tab/>adc<text:tab/>dx,0</text:p>
      <text:p text:style-name="P1"><text:s/>0022 <text:s/>A3 0016 R<text:tab/><text:tab/><text:tab/><text:tab/>mov<text:tab/>save+6,ax</text:p>
      <text:p text:style-name="P1"><text:s/>0025 <text:s/>89 16 0014 R<text:tab/><text:tab/><text:tab/><text:tab/>mov<text:tab/>save+4,dx</text:p>
      <text:p text:style-name="P1"/>
      <text:p text:style-name="P1"><text:s/>0029 <text:s/>A1 0006 R<text:tab/><text:tab/><text:tab/><text:tab/>mov<text:tab/>ax,vara+6</text:p>
      <text:p text:style-name="P1"><text:s/>002C <text:s/>8B 1E 0004 R<text:tab/><text:tab/><text:tab/><text:tab/>mov<text:tab/>bx,varb</text:p>
      <text:p text:style-name="P1"><text:s/>0030 <text:s/>F7 E3<text:tab/><text:tab/><text:tab/><text:tab/><text:tab/>mul<text:tab/>bx</text:p>
      <text:p text:style-name="P1"><text:s/>0032 <text:s/>03 06 0016 R<text:tab/><text:tab/><text:tab/><text:tab/>add<text:tab/>ax,save+6</text:p>
      <text:p text:style-name="P1"><text:s/>0036 <text:s/>83 D2 00<text:tab/><text:tab/><text:tab/><text:tab/><text:tab/>adc<text:tab/>dx,0</text:p>
      <text:p text:style-name="P1"><text:s/>0039 <text:s/>A3 000C R<text:tab/><text:tab/><text:tab/><text:tab/>mov<text:tab/>rez+4,ax</text:p>
      <text:p text:style-name="P1"><text:s/>003C <text:s/>8B CA<text:tab/><text:tab/><text:tab/><text:tab/><text:tab/>mov<text:tab/>cx,dx</text:p>
      <text:p text:style-name="P1"/>
      <text:p text:style-name="P1"><text:s/>003E <text:s/>A1 0000 R<text:tab/><text:tab/><text:tab/><text:tab/>mov<text:tab/>ax,vara</text:p>
      <text:p text:style-name="P1"><text:s/>0041 <text:s/>F7 E3<text:tab/><text:tab/><text:tab/><text:tab/><text:tab/>mul<text:tab/>bx</text:p>
      <text:p text:style-name="P1"><text:s/>0043 <text:s/>03 C8<text:tab/><text:tab/><text:tab/><text:tab/><text:tab/>add<text:tab/>cx,ax</text:p>
      <text:p text:style-name="P1"><text:s/>0045 <text:s/>83 16 0014 R 00<text:tab/><text:tab/><text:tab/><text:tab/>adc<text:tab/>save+4,0</text:p>
      <text:p text:style-name="P1"><text:s/>004A <text:s/>03 0E 0014 R<text:tab/><text:tab/><text:tab/><text:tab/>add<text:tab/>cx,save+4</text:p>
      <text:p text:style-name="P1"><text:s/>004E <text:s/>83 D2 00<text:tab/><text:tab/><text:tab/><text:tab/><text:tab/>adc<text:tab/>dx,0</text:p>
      <text:p text:style-name="P1"><text:s/>0051 <text:s/>89 0E 000A R<text:tab/><text:tab/><text:tab/><text:tab/>mov<text:tab/>rez+2,cx</text:p>
      <text:p text:style-name="P1"><text:s/>0055 <text:s/>89 16 0008 R<text:tab/><text:tab/><text:tab/><text:tab/>mov<text:tab/>rez,dx</text:p>
      <text:p text:style-name="P1"><text:tab/><text:tab/><text:tab/><text:tab/><text:tab/><text:tab/></text:p>
      <text:p text:style-name="P1"><text:s/>0059 <text:s/>A1 000E R<text:tab/><text:tab/>endian:<text:tab/>mov<text:tab/>ax,rez+6</text:p>
      <text:p text:style-name="P1"><text:s/>005C <text:s/>8A F8<text:tab/><text:tab/><text:tab/><text:tab/><text:tab/>mov bh,al</text:p>
      <text:p text:style-name="P1"><text:s/>005E <text:s/>8A DC<text:tab/><text:tab/><text:tab/><text:tab/><text:tab/>mov bl,ah</text:p>
      <text:p text:style-name="P1"><text:s/>0060 <text:s/>89 1E 000E R<text:tab/><text:tab/><text:tab/><text:tab/>mov rez+6,bx</text:p>
      <text:p text:style-name="P1"><text:s/>0064 <text:s/>A1 000C R<text:tab/><text:tab/><text:tab/><text:tab/>mov ax,rez+4</text:p>
      <text:p text:style-name="P1"><text:s/>0067 <text:s/>8A F8<text:tab/><text:tab/><text:tab/><text:tab/><text:tab/>mov bh,al</text:p>
      <text:p text:style-name="P1"><text:s/>0069 <text:s/>8A DC<text:tab/><text:tab/><text:tab/><text:tab/><text:tab/>mov bl,ah</text:p>
      <text:p text:style-name="P1"><text:s/>006B <text:s/>89 1E 000C R<text:tab/><text:tab/><text:tab/><text:tab/>mov rez+4,bx</text:p>
      <text:p text:style-name="P1"><text:s/>006F <text:s/>A1 000A R<text:tab/><text:tab/><text:tab/><text:tab/>mov ax,rez+2</text:p>
      <text:p text:style-name="P1"><text:s/>0072 <text:s/>8A F8<text:tab/><text:tab/><text:tab/><text:tab/><text:tab/>mov bh,al</text:p>
      <text:p text:style-name="P1"><text:s/>0074 <text:s/>8A DC<text:tab/><text:tab/><text:tab/><text:tab/><text:tab/>mov bl,ah</text:p>
      <text:p text:style-name="P1"><text:s/>0076 <text:s/>89 1E 000A R<text:tab/><text:tab/><text:tab/><text:tab/>mov rez+2,bx</text:p>
      <text:p text:style-name="P1"><text:s/>007A <text:s/>A1 0008 R<text:tab/><text:tab/><text:tab/><text:tab/>mov ax,rez</text:p>
      <text:p text:style-name="P1"><text:s/>007D <text:s/>8A F8<text:tab/><text:tab/><text:tab/><text:tab/><text:tab/>mov bh,al</text:p>
      <text:p text:style-name="P1"><text:s/>007F <text:s/>8A DC<text:tab/><text:tab/><text:tab/><text:tab/><text:tab/>mov bl,ah</text:p>
      <text:p text:style-name="P1"><text:s/>0081 <text:s/>89 1E 0008 R<text:tab/><text:tab/><text:tab/><text:tab/>mov rez,bx</text:p>
      <text:p text:style-name="P1"/>
      <text:p text:style-name="P1"><text:s/>0085 <text:s/>B8 4C00<text:tab/><text:tab/><text:tab/>shi:<text:tab/>mov<text:tab/>ax,4c00h</text:p>
      <text:p text:style-name="P1"><text:s/>0088 <text:s/>CD 21<text:tab/><text:tab/><text:tab/><text:tab/><text:tab/>int<text:tab/>21h</text:p>
      <text:p text:style-name="P1"><text:s/>008A<text:tab/><text:tab/><text:tab/><text:tab/>main<text:tab/>ENDP</text:p>
      <text:p text:style-name="P1"><text:s/>008A<text:tab/><text:tab/><text:tab/><text:tab/>code<text:tab/>ENDS</text:p>
      <text:p text:style-name="P1"><text:soft-page-break/><text:tab/><text:tab/><text:tab/><text:tab/><text:tab/><text:tab/></text:p>
      <text:p text:style-name="P1"><text:tab/><text:tab/><text:tab/><text:tab/><text:tab/><text:tab/></text:p>
      <text:p text:style-name="P1"><text:s/>0000<text:tab/><text:tab/><text:tab/><text:tab/>data<text:tab/>SEGMENT</text:p>
      <text:p text:style-name="P1"><text:s/>0000 FFFF FFFF<text:tab/><text:tab/><text:tab/>vara<text:tab/>dw<text:tab/>0ffffh,0ffffh</text:p>
      <text:p text:style-name="P1"><text:s/>0004 00FF FFFF<text:tab/><text:tab/><text:tab/>varb<text:tab/>dw<text:tab/>00ffh,0ffffh</text:p>
      <text:p text:style-name="P1"><text:s/>0008 0000 0000 0000 0000<text:tab/>rez<text:tab/>dw<text:tab/>0,0,0,0</text:p>
      <text:p text:style-name="P1"><text:s/>0010 0000 0000 0000 0000<text:tab/>save<text:tab/>dw<text:tab/>0,0,0,0</text:p>
      <text:p text:style-name="P1"><text:s/>0018<text:tab/><text:tab/><text:tab/><text:tab/>data<text:tab/>ENDS</text:p>
      <text:p text:style-name="P1"/>
      <text:p text:style-name="P1"><text:tab/><text:tab/><text:tab/><text:tab/><text:tab/><text:tab/>END</text:p>
      <text:p text:style-name="P1"/>
      <text:p text:style-name="P1">Microsoft (R) Macro Assembler Version 6.11d<text:tab/><text:tab/> <text:s text:c="3"/>10/21/08 16:29:04</text:p>
      <text:p text:style-name="P1">6_2e.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8A<text:tab/> <text:s/>Para<text:tab/> <text:s/>Private </text:p>
      <text:p text:style-name="P1">data . . . . . . . . . . . . . .<text:tab/>16 Bit<text:tab/> 0018<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8A Public</text:p>
      <text:p text:style-name="P1"><text:s text:c="2"/>init . . . . . . . . . . . . .<text:tab/>L Near<text:tab/> 0000<text:tab/> <text:s/>code<text:tab/></text:p>
      <text:p text:style-name="P1"><text:s text:c="2"/>start <text:s/>. . . . . . . . . . . .<text:tab/>L Near<text:tab/> 000B<text:tab/> <text:s/>code<text:tab/></text:p>
      <text:p text:style-name="P1"><text:s text:c="2"/>endian . . . . . . . . . . . .<text:tab/>L Near<text:tab/> 0059<text:tab/> <text:s/>code<text:tab/></text:p>
      <text:p text:style-name="P1"><text:s text:c="2"/>shi <text:s/>. . . . . . . . . . . . .<text:tab/>L Near<text:tab/> 0085<text:tab/> <text:s/>code<text:tab/></text:p>
      <text:p text:style-name="P1"/>
      <text:p text:style-name="P1"/>
      <text:p text:style-name="P1">Symbols:</text:p>
      <text:p text:style-name="P1"/>
      <text:p text:style-name="P1"><text:s text:c="16"/>N a m e <text:s text:c="16"/>Type <text:s text:c="4"/>Value <text:s text:c="3"/>Attr</text:p>
      <text:p text:style-name="P1"/>
      <text:p text:style-name="P1">rez <text:s/>. . . . . . . . . . . . . .<text:tab/>Word<text:tab/> 0008<text:tab/> <text:s/>data<text:tab/></text:p>
      <text:p text:style-name="P1">save . . . . . . . . . . . . . .<text:tab/>Word<text:tab/> 0010<text:tab/> <text:s/>data<text:tab/></text:p>
      <text:p text:style-name="P1">vara . . . . . . . . . . . . . .<text:tab/>Word<text:tab/> 0000<text:tab/> <text:s/>data<text:tab/></text:p>
      <text:p text:style-name="P1">varb . . . . . . . . . . . . . .<text:tab/>Word<text:tab/> 0004<text:tab/> <text:s/>data<text:tab/></text:p>
      <text:p text:style-name="P1"/>
      <text:p text:style-name="P1"><text:tab/> <text:s text:c="2"/>0 Warnings</text:p>
      <text:p text:style-name="P1"><text:tab/> <text:s text:c="2"/>0 Errors</text:p>
      <text:p text:style-name="P1"/>
      <text:p text:style-name="P1"/>
      <text:p text:style-name="P2"><text:soft-page-break/>3.4 Step 3</text:p>
      <text:p text:style-name="P1"/>
      <text:p text:style-name="P1">Microsoft (R) Macro Assembler Version 6.11d<text:tab/><text:tab/> <text:s text:c="3"/>10/20/08 18:55:04</text:p>
      <text:p text:style-name="P1">6_3.asm<text:tab/><text:tab/><text:tab/><text:tab/><text:tab/><text:tab/><text:tab/> <text:s text:c="4"/>Page 1 - 1</text:p>
      <text:p text:style-name="P1"/>
      <text:p text:style-name="P1"/>
      <text:p text:style-name="P1"><text:tab/><text:tab/><text:tab/><text:tab/>; PROGRAM: 6_3.ASM</text:p>
      <text:p text:style-name="P1"><text:tab/><text:tab/><text:tab/><text:tab/>;</text:p>
      <text:p text:style-name="P1"><text:tab/><text:tab/><text:tab/><text:tab/>; AUTHOR: Calvin O. Ference</text:p>
      <text:p text:style-name="P1"><text:tab/><text:tab/><text:tab/><text:tab/>;</text:p>
      <text:p text:style-name="P1"><text:tab/><text:tab/><text:tab/><text:tab/>; DESCRIPTION: <text:s/>Multiplication program</text:p>
      <text:p text:style-name="P1"><text:tab/><text:tab/><text:tab/><text:tab/>; </text:p>
      <text:p text:style-name="P1"><text:tab/><text:tab/><text:tab/><text:tab/>; </text:p>
      <text:p text:style-name="P1"/>
      <text:p text:style-name="P1"><text:tab/><text:tab/><text:tab/><text:tab/> <text:s text:c="7"/>ASSUME<text:tab/>cs:code, ds:data</text:p>
      <text:p text:style-name="P1"/>
      <text:p text:style-name="P1"><text:s/>0000<text:tab/><text:tab/><text:tab/><text:tab/>code <text:s text:c="3"/>SEGMENT</text:p>
      <text:p text:style-name="P1"><text:s/>0000<text:tab/><text:tab/><text:tab/><text:tab/>main <text:s text:c="3"/>PROC <text:s text:c="3"/></text:p>
      <text:p text:style-name="P1"><text:s/>0000 <text:s/>B8 ---- R<text:tab/><text:tab/>init:<text:tab/>mov<text:tab/>ax,data</text:p>
      <text:p text:style-name="P1"><text:s/>0003 <text:s/>8E D8<text:tab/><text:tab/><text:tab/><text:tab/><text:tab/>mov<text:tab/>ds,ax</text:p>
      <text:p text:style-name="P1"><text:s/>0005 <text:s/>B8 0000<text:tab/><text:tab/><text:tab/><text:tab/><text:tab/>mov ax,0</text:p>
      <text:p text:style-name="P1"><text:s/>0008 <text:s/>BB 0000<text:tab/><text:tab/><text:tab/><text:tab/><text:tab/>mov<text:tab/>bx,0<text:tab/><text:tab/>;making sure they are all zeros</text:p>
      <text:p text:style-name="P1"/>
      <text:p text:style-name="P1"><text:s/>000B <text:s/>A0 0001 R<text:tab/><text:tab/>start:<text:tab/><text:tab/>mov al,varb</text:p>
      <text:p text:style-name="P1"><text:s/>000E <text:s/>04 03<text:tab/><text:tab/><text:tab/><text:tab/><text:tab/>add al,3</text:p>
      <text:p text:style-name="P1"><text:s/>0010 <text:s/>80 D4 00<text:tab/><text:tab/><text:tab/><text:tab/><text:tab/>adc ah,0</text:p>
      <text:p text:style-name="P1"><text:s/>0013 <text:s/>8A 1E 0000 R<text:tab/><text:tab/><text:tab/><text:tab/>mov bl,vara</text:p>
      <text:p text:style-name="P1"><text:s/>0017 <text:s/>F7 E3<text:tab/><text:tab/><text:tab/><text:tab/><text:tab/>mul bx</text:p>
      <text:p text:style-name="P1"><text:s/>0019 <text:s/>BB 000F<text:tab/><text:tab/><text:tab/><text:tab/><text:tab/>mov bx,000fh</text:p>
      <text:p text:style-name="P1"><text:s/>001C <text:s/>F7 E3<text:tab/><text:tab/><text:tab/><text:tab/><text:tab/>mul bx</text:p>
      <text:p text:style-name="P1"><text:s/>001E <text:s/>83 E8 08<text:tab/><text:tab/><text:tab/><text:tab/><text:tab/>sub ax,8</text:p>
      <text:p text:style-name="P1"><text:s/>0021 <text:s/>A3 0002 R<text:tab/><text:tab/><text:tab/><text:tab/>mov rez,ax</text:p>
      <text:p text:style-name="P1"/>
      <text:p text:style-name="P1"><text:tab/><text:tab/><text:tab/><text:tab/><text:tab/><text:tab/></text:p>
      <text:p text:style-name="P1"><text:s/>0024 <text:s/>B8 4C00<text:tab/><text:tab/><text:tab/>shi:<text:tab/>mov<text:tab/>ax,4c00h</text:p>
      <text:p text:style-name="P1"><text:s/>0027 <text:s/>CD 21<text:tab/><text:tab/><text:tab/><text:tab/><text:tab/>int<text:tab/>21h</text:p>
      <text:p text:style-name="P1"><text:s/>0029<text:tab/><text:tab/><text:tab/><text:tab/>main<text:tab/>ENDP</text:p>
      <text:p text:style-name="P1"><text:s/>0029<text:tab/><text:tab/><text:tab/><text:tab/>code<text:tab/>ENDS</text:p>
      <text:p text:style-name="P1"><text:tab/><text:tab/><text:tab/><text:tab/><text:tab/><text:tab/></text:p>
      <text:p text:style-name="P1"><text:tab/><text:tab/><text:tab/><text:tab/><text:tab/><text:tab/></text:p>
      <text:p text:style-name="P1"><text:s/>0000<text:tab/><text:tab/><text:tab/><text:tab/>data<text:tab/>SEGMENT</text:p>
      <text:p text:style-name="P1"><text:s/>0000 19<text:tab/><text:tab/><text:tab/>vara<text:tab/>db<text:tab/>19h</text:p>
      <text:p text:style-name="P1"><text:s/>0001 4B<text:tab/><text:tab/><text:tab/>varb<text:tab/>db<text:tab/>4Bh</text:p>
      <text:p text:style-name="P1"><text:s/>0002 0000<text:tab/><text:tab/><text:tab/>rez<text:tab/><text:tab/>dw<text:tab/>0</text:p>
      <text:p text:style-name="P1"><text:s/>0004<text:tab/><text:tab/><text:tab/><text:tab/>data<text:tab/>ENDS</text:p>
      <text:p text:style-name="P1"/>
      <text:p text:style-name="P1"><text:tab/><text:tab/><text:tab/><text:tab/><text:tab/><text:tab/>END</text:p>
      <text:p text:style-name="P1"/>
      <text:p text:style-name="P1"><text:soft-page-break/>Microsoft (R) Macro Assembler Version 6.11d<text:tab/><text:tab/> <text:s text:c="3"/>10/20/08 18:55:04</text:p>
      <text:p text:style-name="P1">6_3.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29<text:tab/> <text:s/>Para<text:tab/> <text:s/>Private </text:p>
      <text:p text:style-name="P1">data . . . . . . . . . . . . . .<text:tab/>16 Bit<text:tab/> 0004<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29 Public</text:p>
      <text:p text:style-name="P1"><text:s text:c="2"/>init . . . . . . . . . . . . .<text:tab/>L Near<text:tab/> 0000<text:tab/> <text:s/>code<text:tab/></text:p>
      <text:p text:style-name="P1"><text:s text:c="2"/>start <text:s/>. . . . . . . . . . . .<text:tab/>L Near<text:tab/> 000B<text:tab/> <text:s/>code<text:tab/></text:p>
      <text:p text:style-name="P1"><text:s text:c="2"/>shi <text:s/>. . . . . . . . . . . . .<text:tab/>L Near<text:tab/> 0024<text:tab/> <text:s/>code<text:tab/></text:p>
      <text:p text:style-name="P1"/>
      <text:p text:style-name="P1"/>
      <text:p text:style-name="P1">Symbols:</text:p>
      <text:p text:style-name="P1"/>
      <text:p text:style-name="P1"><text:s text:c="16"/>N a m e <text:s text:c="16"/>Type <text:s text:c="4"/>Value <text:s text:c="3"/>Attr</text:p>
      <text:p text:style-name="P1"/>
      <text:p text:style-name="P1">rez <text:s/>. . . . . . . . . . . . . .<text:tab/>Word<text:tab/> 0002<text:tab/> <text:s/>data<text:tab/></text:p>
      <text:p text:style-name="P1">vara . . . . . . . . . . . . . .<text:tab/>Byte<text:tab/> 0000<text:tab/> <text:s/>data<text:tab/></text:p>
      <text:p text:style-name="P1">varb . . . . . . . . . . . . . .<text:tab/>Byte<text:tab/> 0001<text:tab/> <text:s/>data<text:tab/></text:p>
      <text:p text:style-name="P1"/>
      <text:p text:style-name="P1"><text:tab/> <text:s text:c="2"/>0 Warnings</text:p>
      <text:p text:style-name="P1"><text:tab/> <text:s text:c="2"/>0 Errors</text:p>
      <text:p text:style-name="P8"/>
      <text:p text:style-name="P2"/>
      <text:p text:style-name="P2">4. Results</text:p>
      <text:p text:style-name="P2"/>
      <text:p text:style-name="P1">Note: Highlighted green values are the answers to the arithmetic operations performed. </text:p>
      <text:p text:style-name="P1"/>
      <text:p text:style-name="P2">4.1 Step 1 A</text:p>
      <text:p text:style-name="P1"/>
      <text:p text:style-name="P1">Capture file written by TCAP 3.0, TCAP Copyright(c) 1998 Tim Kannel</text:p>
      <text:p text:style-name="P1"/>
      <text:p text:style-name="P1">G:\USB\ELECTR~1\SEMEST~1\243-31~1\LAB6~1&gt;debug 6_1a.exe</text:p>
      <text:p text:style-name="P1">-r</text:p>
      <text:p text:style-name="P1">AX=0000 <text:s/>BX=0000 <text:s/>CX=000D <text:s/>DX=0000 <text:s/>SP=0000 <text:s/>BP=0000 <text:s/>SI=0000 <text:s/>DI=0000 <text:s/></text:p>
      <text:p text:style-name="P1">DS=0E2B <text:s/>ES=0E2B <text:s/>SS=0E3B <text:s/>CS=0E3B <text:s/>IP=0000 <text:s text:c="2"/>NV UP EI PL NZ NA PO NC </text:p>
      <text:p text:style-name="P1">0E3B:0000 B005 <text:s text:c="9"/>MOV <text:s text:c="4"/>AL,05 <text:s text:c="29"/></text:p>
      <text:p text:style-name="P1"><text:soft-page-break/>-t</text:p>
      <text:p text:style-name="P1"/>
      <text:p text:style-name="P1">AX=0005 <text:s/>BX=0000 <text:s/>CX=000D <text:s/>DX=0000 <text:s/>SP=0000 <text:s/>BP=0000 <text:s/>SI=0000 <text:s/>DI=0000 <text:s/></text:p>
      <text:p text:style-name="P1">DS=0E2B <text:s/>ES=0E2B <text:s/>SS=0E3B <text:s/>CS=0E3B <text:s/>IP=0002 <text:s text:c="2"/>NV UP EI PL NZ NA PO NC </text:p>
      <text:p text:style-name="P1">0E3B:0002 B307 <text:s text:c="9"/>MOV <text:s text:c="4"/>BL,07 <text:s text:c="29"/></text:p>
      <text:p text:style-name="P1">-t</text:p>
      <text:p text:style-name="P1"/>
      <text:p text:style-name="P1">AX=0005 <text:s/>BX=0007 <text:s/>CX=000D <text:s/>DX=0000 <text:s/>SP=0000 <text:s/>BP=0000 <text:s/>SI=0000 <text:s/>DI=0000 <text:s/></text:p>
      <text:p text:style-name="P1">DS=0E2B <text:s/>ES=0E2B <text:s/>SS=0E3B <text:s/>CS=0E3B <text:s/>IP=0004 <text:s text:c="2"/>NV UP EI PL NZ NA PO NC </text:p>
      <text:p text:style-name="P1">0E3B:0004 F6E3 <text:s text:c="9"/>MUL <text:s text:c="4"/>BL <text:s text:c="32"/></text:p>
      <text:p text:style-name="P1">-t</text:p>
      <text:p text:style-name="P1"/>
      <text:p text:style-name="P1">AX=0023 <text:s/>BX=0007 <text:s/>CX=000D <text:s/>DX=0000 <text:s/>SP=0000 <text:s/>BP=0000 <text:s/>SI=0000 <text:s/>DI=0000 <text:s/></text:p>
      <text:p text:style-name="P1">DS=0E2B <text:s/>ES=0E2B <text:s/>SS=0E3B <text:s/>CS=0E3B <text:s/>IP=0006 <text:s text:c="2"/>NV UP EI PL NZ NA PO NC </text:p>
      <text:p text:style-name="P1">0E3B:0006 0401 <text:s text:c="9"/>ADD <text:s text:c="4"/>AL,01 <text:s text:c="29"/></text:p>
      <text:p text:style-name="P1">-t</text:p>
      <text:p text:style-name="P1"/>
      <text:p text:style-name="P1">AX=<text:span text:style-name="T4">0024</text:span> <text:s/>BX=0007 <text:s/>CX=000D <text:s/>DX=0000 <text:s/>SP=0000 <text:s/>BP=0000 <text:s/>SI=0000 <text:s/>DI=0000 <text:s/></text:p>
      <text:p text:style-name="P1">DS=0E2B <text:s/>ES=0E2B <text:s/>SS=0E3B <text:s/>CS=0E3B <text:s/>IP=0008 <text:s text:c="2"/>NV UP EI PL NZ NA PE NC </text:p>
      <text:p text:style-name="P1">0E3B:0008 B8004C <text:s text:c="7"/>MOV <text:s text:c="4"/>AX,4C00 <text:s text:c="27"/></text:p>
      <text:p text:style-name="P1">-t</text:p>
      <text:p text:style-name="P1"/>
      <text:p text:style-name="P1">AX=4C00 <text:s/>BX=0007 <text:s/>CX=000D <text:s/>DX=0000 <text:s/>SP=0000 <text:s/>BP=0000 <text:s/>SI=0000 <text:s/>DI=0000 <text:s/></text:p>
      <text:p text:style-name="P1">DS=0E2B <text:s/>ES=0E2B <text:s/>SS=0E3B <text:s/>CS=0E3B <text:s/>IP=000B <text:s text:c="2"/>NV UP EI PL NZ NA PE NC </text:p>
      <text:p text:style-name="P1">0E3B:000B CD21 <text:s text:c="9"/>INT <text:s text:c="4"/>21 <text:s text:c="32"/></text:p>
      <text:p text:style-name="P1">-q</text:p>
      <text:p text:style-name="P1"/>
      <text:p text:style-name="P1">G:\USB\ELECTR~1\SEMEST~1\243-31~1\LAB6~1&gt;tcap/u</text:p>
      <text:p text:style-name="P1"/>
      <text:p text:style-name="P1"/>
      <text:p text:style-name="P2">4.2 Step 1 B</text:p>
      <text:p text:style-name="P1"/>
      <text:p text:style-name="P1">Capture file written by TCAP 3.0, TCAP Copyright(c) 1998 Tim Kannel</text:p>
      <text:p text:style-name="P1"/>
      <text:p text:style-name="P1">G:\USB\ELECTR~1\SEMEST~1\243-31~1\LAB6~1&gt;debug 6_1b.exe</text:p>
      <text:p text:style-name="P1">-r</text:p>
      <text:p text:style-name="P1">AX=0000 <text:s/>BX=0000 <text:s/>CX=0010 <text:s/>DX=0000 <text:s/>SP=0000 <text:s/>BP=0000 <text:s/>SI=0000 <text:s/>DI=0000 <text:s/></text:p>
      <text:p text:style-name="P1">DS=0E2B <text:s/>ES=0E2B <text:s/>SS=0E3B <text:s/>CS=0E3B <text:s/>IP=0000 <text:s text:c="2"/>NV UP EI PL NZ NA PO NC </text:p>
      <text:p text:style-name="P1">0E3B:0000 B80003 <text:s text:c="7"/>MOV <text:s text:c="4"/>AX,0300 <text:s text:c="27"/></text:p>
      <text:p text:style-name="P1">-t</text:p>
      <text:p text:style-name="P1"/>
      <text:p text:style-name="P1">AX=0300 <text:s/>BX=0000 <text:s/>CX=0010 <text:s/>DX=0000 <text:s/>SP=0000 <text:s/>BP=0000 <text:s/>SI=0000 <text:s/>DI=0000 <text:s/></text:p>
      <text:p text:style-name="P1">DS=0E2B <text:s/>ES=0E2B <text:s/>SS=0E3B <text:s/>CS=0E3B <text:s/>IP=0003 <text:s text:c="2"/>NV UP EI PL NZ NA PO NC </text:p>
      <text:p text:style-name="P1">0E3B:0003 BB0102 <text:s text:c="7"/>MOV <text:s text:c="4"/>BX,0201 <text:s text:c="27"/></text:p>
      <text:p text:style-name="P1">-t</text:p>
      <text:p text:style-name="P1"/>
      <text:p text:style-name="P1">AX=0300 <text:s/>BX=0201 <text:s/>CX=0010 <text:s/>DX=0000 <text:s/>SP=0000 <text:s/>BP=0000 <text:s/>SI=0000 <text:s/>DI=0000 <text:s/></text:p>
      <text:p text:style-name="P1">DS=0E2B <text:s/>ES=0E2B <text:s/>SS=0E3B <text:s/>CS=0E3B <text:s/>IP=0006 <text:s text:c="2"/>NV UP EI PL NZ NA PO NC </text:p>
      <text:p text:style-name="P1">0E3B:0006 F7E3 <text:s text:c="9"/>MUL <text:s text:c="4"/>BX <text:s text:c="32"/></text:p>
      <text:p text:style-name="P1"><text:soft-page-break/>-t</text:p>
      <text:p text:style-name="P1"/>
      <text:p text:style-name="P1">AX=0300 <text:s/>BX=0201 <text:s/>CX=0010 <text:s/>DX=0006 <text:s/>SP=0000 <text:s/>BP=0000 <text:s/>SI=0000 <text:s/>DI=0000 <text:s/></text:p>
      <text:p text:style-name="P1">DS=0E2B <text:s/>ES=0E2B <text:s/>SS=0E3B <text:s/>CS=0E3B <text:s/>IP=0008 <text:s text:c="2"/>OV UP EI PL NZ NA PE CY </text:p>
      <text:p text:style-name="P1">0E3B:0008 83E801 <text:s text:c="7"/>SUB <text:s text:c="4"/>AX,+01 <text:s text:c="28"/></text:p>
      <text:p text:style-name="P1">-t</text:p>
      <text:p text:style-name="P1"/>
      <text:p text:style-name="P1">AX=<text:span text:style-name="T4">02FF</text:span> <text:s/>BX=0201 <text:s/>CX=0010 <text:s/>DX=0006 <text:s/>SP=0000 <text:s/>BP=0000 <text:s/>SI=0000 <text:s/>DI=0000 <text:s/></text:p>
      <text:p text:style-name="P1">DS=0E2B <text:s/>ES=0E2B <text:s/>SS=0E3B <text:s/>CS=0E3B <text:s/>IP=000B <text:s text:c="2"/>NV UP EI PL NZ AC PE NC </text:p>
      <text:p text:style-name="P1">0E3B:000B B8004C <text:s text:c="7"/>MOV <text:s text:c="4"/>AX,4C00 <text:s text:c="27"/></text:p>
      <text:p text:style-name="P1">-t</text:p>
      <text:p text:style-name="P1"/>
      <text:p text:style-name="P1">AX=4C00 <text:s/>BX=0201 <text:s/>CX=0010 <text:s/>DX=0006 <text:s/>SP=0000 <text:s/>BP=0000 <text:s/>SI=0000 <text:s/>DI=0000 <text:s/></text:p>
      <text:p text:style-name="P1">DS=0E2B <text:s/>ES=0E2B <text:s/>SS=0E3B <text:s/>CS=0E3B <text:s/>IP=000E <text:s text:c="2"/>NV UP EI PL NZ AC PE NC </text:p>
      <text:p text:style-name="P1">0E3B:000E CD21 <text:s text:c="9"/>INT <text:s text:c="4"/>21 <text:s text:c="32"/></text:p>
      <text:p text:style-name="P1">-q</text:p>
      <text:p text:style-name="P1"/>
      <text:p text:style-name="P1">G:\USB\ELECTR~1\SEMEST~1\243-31~1\LAB6~1&gt;tcap/u</text:p>
      <text:p text:style-name="P1"/>
      <text:p text:style-name="P2">4.3. Step 2</text:p>
      <text:p text:style-name="P2">4.3.1 Using Maximum Values</text:p>
      <text:p text:style-name="P1"/>
      <text:p text:style-name="P1">Capture file written by TCAP 3.0, TCAP Copyright(c) 1998 Tim Kannel</text:p>
      <text:p text:style-name="P1"/>
      <text:p text:style-name="P1">H:\USB\ELECTR~1\SEMEST~1\243-31~1\LAB6~1&gt;debug 6_2e.exe</text:p>
      <text:p text:style-name="P1">-d</text:p>
      <text:p text:style-name="P1">1640:0000 <text:s/>B8 49 16 8E D8 B9 00 00-BA 00 00 A1 02 00 8B 1E <text:s text:c="2"/>.I..............</text:p>
      <text:p text:style-name="P1">1640:0010 <text:s/>06 00 F7 E3 A3 0E 00 8B-CA A1 00 00 F7 E3 03 C1 <text:s text:c="2"/>................</text:p>
      <text:p text:style-name="P1">1640:0020 <text:s/>83 D2 00 A3 16 00 89 16-14 00 A1 06 00 8B 1E 04 <text:s text:c="2"/>................</text:p>
      <text:p text:style-name="P1">1640:0030 <text:s/>00 F7 E3 03 06 16 00 83-D2 00 A3 0C 00 8B CA A1 <text:s text:c="2"/>................</text:p>
      <text:p text:style-name="P1">1640:0040 <text:s/>00 00 F7 E3 03 C8 83 D2-00 03 0E 14 00 83 D2 00 <text:s text:c="2"/>................</text:p>
      <text:p text:style-name="P1">1640:0050 <text:s/>89 0E 0A 00 89 16 08 00-A1 0E 00 8A F8 8A DC 89 <text:s text:c="2"/>................</text:p>
      <text:p text:style-name="P1">1640:0060 <text:s/>1E 0E 00 A1 0C 00 8A F8-8A DC 89 1E 0C 00 A1 0A <text:s text:c="2"/>................</text:p>
      <text:p text:style-name="P1">1640:0070 <text:s/>00 8A F8 8A DC 89 1E 0A-00 A1 08 00 8A F8 8A DC <text:s text:c="2"/>................</text:p>
      <text:p text:style-name="P1">-d cs:70</text:p>
      <text:p text:style-name="P1">1640:0070 <text:s/>00 8A F8 8A DC 89 1E 0A-00 A1 08 00 8A F8 8A DC <text:s text:c="2"/>................</text:p>
      <text:p text:style-name="P1">1640:0080 <text:s/>89 1E 08 00 B8 00 4C CD-21 00 00 00 00 00 00 00 <text:s text:c="2"/>......L.!.......</text:p>
      <text:p text:style-name="P1">1640:0090 <text:s/>FF FF FF FF FF 00 FF FF-00 00 00 00 00 00 00 00 <text:s text:c="2"/>................</text:p>
      <text:p text:style-name="P1">1640:00A0 <text:s/>00 00 00 00 00 00 00 00-00 00 00 00 00 00 00 00 <text:s text:c="2"/>................</text:p>
      <text:p text:style-name="P1">1640:00B0 <text:s/>00 00 00 00 00 00 00 00-00 00 00 00 00 00 00 00 <text:s text:c="2"/>................</text:p>
      <text:p text:style-name="P1">1640:00C0 <text:s/>00 00 00 00 00 00 00 00-00 00 00 00 00 00 00 00 <text:s text:c="2"/>................</text:p>
      <text:p text:style-name="P1">1640:00D0 <text:s/>00 00 00 00 00 00 00 00-00 00 00 00 00 00 00 00 <text:s text:c="2"/>................</text:p>
      <text:p text:style-name="P1">1640:00E0 <text:s/>00 00 00 00 00 00 00 00-00 00 00 00 00 00 00 00 <text:s text:c="2"/>................</text:p>
      <text:p text:style-name="P1">-g</text:p>
      <text:p text:style-name="P1"/>
      <text:p text:style-name="P1">Program terminated normally</text:p>
      <text:p text:style-name="P1">-d cs:70</text:p>
      <text:p text:style-name="P1">1640:0070 <text:s/>00 8A F8 8A DC 89 1E 0A-00 A1 08 00 8A F8 8A DC <text:s text:c="2"/>................</text:p>
      <text:p text:style-name="P1">1640:0080 <text:s/>89 1E 08 00 B8 00 4C CD-21 00 00 00 00 00 00 00 <text:s text:c="2"/>......L.!.......</text:p>
      <text:p text:style-name="P1"><text:soft-page-break/>1640:0090 <text:s/>FF FF FF FF FF 00 FF FF-<text:span text:style-name="T4">00 FF FF FE FF 00 00 01</text:span> <text:s text:c="2"/>................</text:p>
      <text:p text:style-name="P1">1640:00A0 <text:s/>00 00 00 00 FE FF FF FF-00 00 00 00 00 00 00 00 <text:s text:c="2"/>................</text:p>
      <text:p text:style-name="P1">1640:00B0 <text:s/>00 00 00 00 00 00 00 00-00 00 00 00 00 00 00 00 <text:s text:c="2"/>................</text:p>
      <text:p text:style-name="P1">1640:00C0 <text:s/>00 00 00 00 00 00 00 00-00 00 00 00 00 00 00 00 <text:s text:c="2"/>................</text:p>
      <text:p text:style-name="P1">1640:00D0 <text:s/>00 00 00 00 00 00 00 00-00 00 00 00 00 00 00 00 <text:s text:c="2"/>................</text:p>
      <text:p text:style-name="P1">1640:00E0 <text:s/>00 00 00 00 00 00 00 00-00 00 00 00 00 00 00 00 <text:s text:c="2"/>................</text:p>
      <text:p text:style-name="P1">-q</text:p>
      <text:p text:style-name="P1"/>
      <text:p text:style-name="P1">H:\USB\ELECTR~1\SEMEST~1\243-31~1\LAB6~1&gt;tcap/u</text:p>
      <text:p text:style-name="P1"/>
      <text:p text:style-name="P2">4.3.2 Using Intermediate Values</text:p>
      <text:p text:style-name="P1"/>
      <text:p text:style-name="P1">Capture file written by TCAP 3.0, TCAP Copyright(c) 1998 Tim Kannel</text:p>
      <text:p text:style-name="P1"/>
      <text:p text:style-name="P1">H:\USB\ELECTR~1\SEMEST~1\243-31~1\LAB6~1&gt;debug 6_2e.exe</text:p>
      <text:p text:style-name="P1">-d</text:p>
      <text:p text:style-name="P1">1640:0000 <text:s/>B8 49 16 8E D8 B9 00 00-BA 00 00 A1 02 00 8B 1E <text:s text:c="2"/>.I..............</text:p>
      <text:p text:style-name="P1">1640:0010 <text:s/>06 00 F7 E3 A3 0E 00 8B-CA A1 00 00 F7 E3 03 C1 <text:s text:c="2"/>................</text:p>
      <text:p text:style-name="P1">1640:0020 <text:s/>83 D2 00 A3 16 00 89 16-14 00 A1 06 00 8B 1E 04 <text:s text:c="2"/>................</text:p>
      <text:p text:style-name="P1">1640:0030 <text:s/>00 F7 E3 03 06 16 00 83-D2 00 A3 0C 00 8B CA A1 <text:s text:c="2"/>................</text:p>
      <text:p text:style-name="P1">1640:0040 <text:s/>00 00 F7 E3 03 C8 83 D2-00 03 0E 14 00 83 D2 00 <text:s text:c="2"/>................</text:p>
      <text:p text:style-name="P1">1640:0050 <text:s/>89 0E 0A 00 89 16 08 00-A1 0E 00 8A F8 8A DC 89 <text:s text:c="2"/>................</text:p>
      <text:p text:style-name="P1">1640:0060 <text:s/>1E 0E 00 A1 0C 00 8A F8-8A DC 89 1E 0C 00 A1 0A <text:s text:c="2"/>................</text:p>
      <text:p text:style-name="P1">1640:0070 <text:s/>00 8A F8 8A DC 89 1E 0A-00 A1 08 00 8A F8 8A DC <text:s text:c="2"/>................</text:p>
      <text:p text:style-name="P1">-d cs:70</text:p>
      <text:p text:style-name="P1">1640:0070 <text:s/>00 8A F8 8A DC 89 1E 0A-00 A1 08 00 8A F8 8A DC <text:s text:c="2"/>................</text:p>
      <text:p text:style-name="P1">1640:0080 <text:s/>89 1E 08 00 B8 00 4C CD-21 00 00 00 00 00 00 00 <text:s text:c="2"/>......L.!.......</text:p>
      <text:p text:style-name="P1">1640:0090 <text:s/>FF 7F FF FF 7F 00 FF FF-00 00 00 00 00 00 00 00 <text:s text:c="2"/>................</text:p>
      <text:p text:style-name="P1">1640:00A0 <text:s/>00 00 00 00 00 00 00 00-00 00 00 00 00 00 00 00 <text:s text:c="2"/>................</text:p>
      <text:p text:style-name="P1">1640:00B0 <text:s/>00 00 00 00 00 00 00 00-00 00 00 00 00 00 00 00 <text:s text:c="2"/>................</text:p>
      <text:p text:style-name="P1">1640:00C0 <text:s/>00 00 00 00 00 00 00 00-00 00 00 00 00 00 00 00 <text:s text:c="2"/>................</text:p>
      <text:p text:style-name="P1">1640:00D0 <text:s/>00 00 00 00 00 00 00 00-00 00 00 00 00 00 00 00 <text:s text:c="2"/>................</text:p>
      <text:p text:style-name="P1">1640:00E0 <text:s/>00 00 00 00 00 00 00 00-00 00 00 00 00 00 00 00 <text:s text:c="2"/>................</text:p>
      <text:p text:style-name="P1">-g</text:p>
      <text:p text:style-name="P1"/>
      <text:p text:style-name="P1">Program terminated normally</text:p>
      <text:p text:style-name="P1">-d cs:70</text:p>
      <text:p text:style-name="P1">1640:0070 <text:s/>00 8A F8 8A DC 89 1E 0A-00 A1 08 00 8A F8 8A DC <text:s text:c="2"/>................</text:p>
      <text:p text:style-name="P1">1640:0080 <text:s/>89 1E 08 00 B8 00 4C CD-21 00 00 00 00 00 00 00 <text:s text:c="2"/>......L.!.......</text:p>
      <text:p text:style-name="P1">1640:0090 <text:s/>FF 7F FF FF 7F 00 FF FF-<text:span text:style-name="T4">00 3F FF FF 7F 80 00 01</text:span> <text:s text:c="2"/>.........?......</text:p>
      <text:p text:style-name="P1">1640:00A0 <text:s/>00 00 00 00 FF 7F FF 7F-00 00 00 00 00 00 00 00 <text:s text:c="2"/>................</text:p>
      <text:p text:style-name="P1">1640:00B0 <text:s/>00 00 00 00 00 00 00 00-00 00 00 00 00 00 00 00 <text:s text:c="2"/>................</text:p>
      <text:p text:style-name="P1">1640:00C0 <text:s/>00 00 00 00 00 00 00 00-00 00 00 00 00 00 00 00 <text:s text:c="2"/>................</text:p>
      <text:p text:style-name="P1">1640:00D0 <text:s/>00 00 00 00 00 00 00 00-00 00 00 00 00 00 00 00 <text:s text:c="2"/>................</text:p>
      <text:p text:style-name="P1">1640:00E0 <text:s/>00 00 00 00 00 00 00 00-00 00 00 00 00 00 00 00 <text:s text:c="2"/>................</text:p>
      <text:p text:style-name="P1">-q</text:p>
      <text:p text:style-name="P1"/>
      <text:p text:style-name="P1">H:\USB\ELECTR~1\SEMEST~1\243-31~1\LAB6~1&gt;tcap/u</text:p>
      <text:p text:style-name="P1"/>
      <text:p text:style-name="P2"><text:soft-page-break/>4.3.3 Using Minimum Values</text:p>
      <text:p text:style-name="P2"/>
      <text:p text:style-name="P1">Capture file written by TCAP 3.0, TCAP Copyright(c) 1998 Tim Kannel</text:p>
      <text:p text:style-name="P1"/>
      <text:p text:style-name="P1">H:\USB\ELECTR~1\SEMEST~1\243-31~1\LAB6~1&gt;debug 6_2e.exe</text:p>
      <text:p text:style-name="P1">-d</text:p>
      <text:p text:style-name="P1">1640:0000 <text:s/>B8 49 16 8E D8 B9 00 00-BA 00 00 A1 02 00 8B 1E <text:s text:c="2"/>.I..............</text:p>
      <text:p text:style-name="P1">1640:0010 <text:s/>06 00 F7 E3 A3 0E 00 8B-CA A1 00 00 F7 E3 03 C1 <text:s text:c="2"/>................</text:p>
      <text:p text:style-name="P1">1640:0020 <text:s/>83 D2 00 A3 16 00 89 16-14 00 A1 06 00 8B 1E 04 <text:s text:c="2"/>................</text:p>
      <text:p text:style-name="P1">1640:0030 <text:s/>00 F7 E3 03 06 16 00 83-D2 00 A3 0C 00 8B CA A1 <text:s text:c="2"/>................</text:p>
      <text:p text:style-name="P1">1640:0040 <text:s/>00 00 F7 E3 03 C8 83 D2-00 03 0E 14 00 83 D2 00 <text:s text:c="2"/>................</text:p>
      <text:p text:style-name="P1">1640:0050 <text:s/>89 0E 0A 00 89 16 08 00-A1 0E 00 8A F8 8A DC 89 <text:s text:c="2"/>................</text:p>
      <text:p text:style-name="P1">1640:0060 <text:s/>1E 0E 00 A1 0C 00 8A F8-8A DC 89 1E 0C 00 A1 0A <text:s text:c="2"/>................</text:p>
      <text:p text:style-name="P1">1640:0070 <text:s/>00 8A F8 8A DC 89 1E 0A-00 A1 08 00 8A F8 8A DC <text:s text:c="2"/>................</text:p>
      <text:p text:style-name="P1">-d cs:70</text:p>
      <text:p text:style-name="P1">1640:0070 <text:s/>00 8A F8 8A DC 89 1E 0A-00 A1 08 00 8A F8 8A DC <text:s text:c="2"/>................</text:p>
      <text:p text:style-name="P1">1640:0080 <text:s/>89 1E 08 00 B8 00 4C CD-21 00 00 00 00 00 00 00 <text:s text:c="2"/>......L.!.......</text:p>
      <text:p text:style-name="P1">1640:0090 <text:s/>00 00 01 00 00 00 01 00-00 00 00 00 00 00 00 00 <text:s text:c="2"/>................</text:p>
      <text:p text:style-name="P1">1640:00A0 <text:s/>00 00 00 00 00 00 00 00-00 00 00 00 00 00 00 00 <text:s text:c="2"/>................</text:p>
      <text:p text:style-name="P1">1640:00B0 <text:s/>00 00 00 00 00 00 00 00-00 00 00 00 00 00 00 00 <text:s text:c="2"/>................</text:p>
      <text:p text:style-name="P1">1640:00C0 <text:s/>00 00 00 00 00 00 00 00-00 00 00 00 00 00 00 00 <text:s text:c="2"/>................</text:p>
      <text:p text:style-name="P1">1640:00D0 <text:s/>00 00 00 00 00 00 00 00-00 00 00 00 00 00 00 00 <text:s text:c="2"/>................</text:p>
      <text:p text:style-name="P1">1640:00E0 <text:s/>00 00 00 00 00 00 00 00-00 00 00 00 00 00 00 00 <text:s text:c="2"/>................</text:p>
      <text:p text:style-name="P1">-g</text:p>
      <text:p text:style-name="P1"/>
      <text:p text:style-name="P1">Program terminated normally</text:p>
      <text:p text:style-name="P1">-d cs:70</text:p>
      <text:p text:style-name="P1">1640:0070 <text:s/>00 8A F8 8A DC 89 1E 0A-00 A1 08 00 8A F8 8A DC <text:s text:c="2"/>................</text:p>
      <text:p text:style-name="P1">1640:0080 <text:s/>89 1E 08 00 B8 00 4C CD-21 00 00 00 00 00 00 00 <text:s text:c="2"/>......L.!.......</text:p>
      <text:p text:style-name="P1">1640:0090 <text:s/>00 00 01 00 00 00 01 00-<text:span text:style-name="T4">00 00 00 00 00 00 00 01</text:span> <text:s text:c="2"/>................</text:p>
      <text:p text:style-name="P1">1640:00A0 <text:s/>00 00 00 00 00 00 00 00-00 00 00 00 00 00 00 00 <text:s text:c="2"/>................</text:p>
      <text:p text:style-name="P1">1640:00B0 <text:s/>00 00 00 00 00 00 00 00-00 00 00 00 00 00 00 00 <text:s text:c="2"/>................</text:p>
      <text:p text:style-name="P1">1640:00C0 <text:s/>00 00 00 00 00 00 00 00-00 00 00 00 00 00 00 00 <text:s text:c="2"/>................</text:p>
      <text:p text:style-name="P1">1640:00D0 <text:s/>00 00 00 00 00 00 00 00-00 00 00 00 00 00 00 00 <text:s text:c="2"/>................</text:p>
      <text:p text:style-name="P1">1640:00E0 <text:s/>00 00 00 00 00 00 00 00-00 00 00 00 00 00 00 00 <text:s text:c="2"/>................</text:p>
      <text:p text:style-name="P1">-q</text:p>
      <text:p text:style-name="P1"/>
      <text:p text:style-name="P1">H:\USB\ELECTR~1\SEMEST~1\243-31~1\LAB6~1&gt;tcap/u</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4.4 Step 3</text:p>
      <text:p text:style-name="P2">4.4.1 Using Maximum Values</text:p>
      <text:p text:style-name="P1"/>
      <text:p text:style-name="P1">Capture file written by TCAP 3.0, TCAP Copyright(c) 1998 Tim Kannel</text:p>
      <text:p text:style-name="P1"/>
      <text:p text:style-name="P1">H:\USB\ELECTR~1\SEMEST~1\243-31~1\LAB6~1&gt;debug 6_3.exe</text:p>
      <text:p text:style-name="P1">-d</text:p>
      <text:p text:style-name="P1">1640:0000 <text:s/>B8 43 16 8E D8 B8 00 00-BB 00 00 A0 01 00 04 03 <text:s text:c="2"/>.C..............</text:p>
      <text:p text:style-name="P1">1640:0010 <text:s/>80 D4 00 8A 1E 00 00 F7-E3 BB 0F 00 F7 E3 83 E8 <text:s text:c="2"/>................</text:p>
      <text:p text:style-name="P1">1640:0020 <text:s/>08 A3 02 00 B8 00 4C CD-21 00 00 00 00 00 00 00 <text:s text:c="2"/>......L.!.......</text:p>
      <text:p text:style-name="P1">1640:0030 <text:s/>19 4B 00 00 00 00 00 00-00 00 00 00 00 00 00 00 <text:s text:c="2"/>.K..............</text:p>
      <text:p text:style-name="P1">1640:0040 <text:s/>00 00 00 00 00 00 00 00-00 00 00 00 00 00 00 00 <text:s text:c="2"/>................</text:p>
      <text:p text:style-name="P1">1640:0050 <text:s/>00 00 00 00 00 00 00 00-00 00 00 00 00 00 00 00 <text:s text:c="2"/>................</text:p>
      <text:p text:style-name="P1">1640:0060 <text:s/>00 00 00 00 00 00 00 00-00 00 00 00 00 00 00 00 <text:s text:c="2"/>................</text:p>
      <text:p text:style-name="P1">1640:0070 <text:s/>00 00 00 00 00 00 00 00-00 00 00 00 00 00 00 00 <text:s text:c="2"/>................</text:p>
      <text:p text:style-name="P1">-g</text:p>
      <text:p text:style-name="P1"/>
      <text:p text:style-name="P1">Program terminated normally</text:p>
      <text:p text:style-name="P1">-d cs:0</text:p>
      <text:p text:style-name="P1">1640:0000 <text:s/>B8 43 16 8E D8 B8 00 00-BB 00 00 A0 01 00 04 03 <text:s text:c="2"/>.C..............</text:p>
      <text:p text:style-name="P1">1640:0010 <text:s/>80 D4 00 8A 1E 00 00 F7-E3 BB 0F 00 F7 E3 83 E8 <text:s text:c="2"/>................</text:p>
      <text:p text:style-name="P1">1640:0020 <text:s/>08 A3 02 00 B8 00 4C CD-21 00 00 00 00 00 00 00 <text:s text:c="2"/>......L.!.......</text:p>
      <text:p text:style-name="P2"><text:span text:style-name="T2">1640:0030 <text:s/>19 4B </text:span><text:span text:style-name="T3">3A 72</text:span><text:span text:style-name="T2"> 00 00 00 00-00 00 00 00 00 00 00 00 <text:s text:c="2"/>.K:r............</text:span></text:p>
      <text:p text:style-name="P1">1640:0040 <text:s/>00 00 00 00 00 00 00 00-00 00 00 00 00 00 00 00 <text:s text:c="2"/>................</text:p>
      <text:p text:style-name="P1">1640:0050 <text:s/>00 00 00 00 00 00 00 00-00 00 00 00 00 00 00 00 <text:s text:c="2"/>................</text:p>
      <text:p text:style-name="P1">1640:0060 <text:s/>00 00 00 00 00 00 00 00-00 00 00 00 00 00 00 00 <text:s text:c="2"/>................</text:p>
      <text:p text:style-name="P1">1640:0070 <text:s/>00 00 00 00 00 00 00 00-00 00 00 00 00 00 00 00 <text:s text:c="2"/>................</text:p>
      <text:p text:style-name="P1">-q</text:p>
      <text:p text:style-name="P1"/>
      <text:p text:style-name="P1">H:\USB\ELECTR~1\SEMEST~1\243-31~1\LAB6~1&gt;tcap/u</text:p>
      <text:p text:style-name="P1"/>
      <text:p text:style-name="P2">4.4.2 Using Minimum Values</text:p>
      <text:p text:style-name="P1"/>
      <text:p text:style-name="P1">Capture file written by TCAP 3.0, TCAP Copyright(c) 1998 Tim Kannel</text:p>
      <text:p text:style-name="P1"/>
      <text:p text:style-name="P1">H:\USB\ELECTR~1\SEMEST~1\243-31~1\LAB6~1&gt;debug 6_3min.exe</text:p>
      <text:p text:style-name="P1">-d</text:p>
      <text:p text:style-name="P1">1640:0000 <text:s/>B8 43 16 8E D8 B8 00 00-BB 00 00 A0 01 00 04 03 <text:s text:c="2"/>.C..............</text:p>
      <text:p text:style-name="P1">1640:0010 <text:s/>80 D4 00 8A 1E 00 00 F7-E3 BB 0F 00 F7 E3 83 E8 <text:s text:c="2"/>................</text:p>
      <text:p text:style-name="P1">1640:0020 <text:s/>08 A3 02 00 B8 00 4C CD-21 00 00 00 00 00 00 00 <text:s text:c="2"/>......L.!.......</text:p>
      <text:p text:style-name="P1">1640:0030 <text:s/>01 01 00 00 00 00 00 00-00 00 00 00 00 00 00 00 <text:s text:c="2"/>................</text:p>
      <text:p text:style-name="P1">1640:0040 <text:s/>00 00 00 00 00 00 00 00-00 00 00 00 00 00 00 00 <text:s text:c="2"/>................</text:p>
      <text:p text:style-name="P1">1640:0050 <text:s/>00 00 00 00 00 00 00 00-00 00 00 00 00 00 00 00 <text:s text:c="2"/>................</text:p>
      <text:p text:style-name="P1">1640:0060 <text:s/>00 00 00 00 00 00 00 00-00 00 00 00 00 00 00 00 <text:s text:c="2"/>................</text:p>
      <text:p text:style-name="P1">1640:0070 <text:s/>00 00 00 00 00 00 00 00-00 00 00 00 00 00 00 00 <text:s text:c="2"/>................</text:p>
      <text:p text:style-name="P1">-g</text:p>
      <text:p text:style-name="P1"/>
      <text:p text:style-name="P1">Program terminated normally</text:p>
      <text:p text:style-name="P1">-d cs:0</text:p>
      <text:p text:style-name="P1"><text:soft-page-break/>1640:0000 <text:s/>B8 43 16 8E D8 B8 00 00-BB 00 00 A0 01 00 04 03 <text:s text:c="2"/>.C..............</text:p>
      <text:p text:style-name="P1">1640:0010 <text:s/>80 D4 00 8A 1E 00 00 F7-E3 BB 0F 00 F7 E3 83 E8 <text:s text:c="2"/>................</text:p>
      <text:p text:style-name="P1">1640:0020 <text:s/>08 A3 02 00 B8 00 4C CD-21 00 00 00 00 00 00 00 <text:s text:c="2"/>......L.!.......</text:p>
      <text:p text:style-name="P2"><text:span text:style-name="T2">1640:0030 <text:s/>01 01 </text:span><text:span text:style-name="T3">34</text:span><text:span text:style-name="T2"> 00 00 00 00 00-00 00 00 00 00 00 00 00 <text:s text:c="2"/>..4.............</text:span></text:p>
      <text:p text:style-name="P1">1640:0040 <text:s/>00 00 00 00 00 00 00 00-00 00 00 00 00 00 00 00 <text:s text:c="2"/>................</text:p>
      <text:p text:style-name="P1">1640:0050 <text:s/>00 00 00 00 00 00 00 00-00 00 00 00 00 00 00 00 <text:s text:c="2"/>................</text:p>
      <text:p text:style-name="P1">1640:0060 <text:s/>00 00 00 00 00 00 00 00-00 00 00 00 00 00 00 00 <text:s text:c="2"/>................</text:p>
      <text:p text:style-name="P1">1640:0070 <text:s/>00 00 00 00 00 00 00 00-00 00 00 00 00 00 00 00 <text:s text:c="2"/>................</text:p>
      <text:p text:style-name="P1">-q</text:p>
      <text:p text:style-name="P1"/>
      <text:p text:style-name="P1">H:\USB\ELECTR~1\SEMEST~1\243-31~1\LAB6~1&gt;tcap/u</text:p>
      <text:p text:style-name="P1"/>
      <text:p text:style-name="P2"/>
      <text:p text:style-name="P2">5. Sample Calculations</text:p>
      <text:p text:style-name="P1"/>
      <text:p text:style-name="P1">Note: All values unless specified otherwise are in hexadecimal.</text:p>
      <text:p text:style-name="P2">5.1 Step 2</text:p>
      <text:p text:style-name="P2"/>
      <text:p text:style-name="P2"><text:span text:style-name="T2">The maximum value needed to multiply a 32 bit number by a 24 bit number is with a 56 bit result or with 4 words</text:span></text:p>
      <text:p text:style-name="P2"/>
      <text:p text:style-name="P2"><draw:frame draw:style-name="fr3" draw:name="Object12" text:anchor-type="as-char" svg:width="1.7811in" svg:height="0.5846in" draw:z-index="11"><draw:object xlink:href="./Object 12" xlink:type="simple" xlink:show="embed" xlink:actuate="onLoad"/><draw:image xlink:href="./ObjectReplacements/Object 12" xlink:type="simple" xlink:show="embed" xlink:actuate="onLoad"/></draw:frame><text:span text:style-name="T2">(X represents an hex value)</text:span></text:p>
      <text:p text:style-name="P2"><text:span text:style-name="T2"/></text:p>
      <text:p text:style-name="P2"><draw:frame draw:style-name="fr1" draw:name="graphics1" text:anchor-type="paragraph" svg:x="0.0953in" svg:y="0.0902in" svg:width="2.1256in" svg:height="1.1575in" draw:z-index="12"><draw:image xlink:href="Pictures/200000070000431400002C8D1ACE5D13.svm" xlink:type="simple" xlink:show="embed" xlink:actuate="onLoad"/></draw:frame><text:span text:style-name="T2"/></text:p>
      <text:p text:style-name="P2"><text:span text:style-name="T2">In the upper figure, this is the logic behind what the program does to multiply the specific values.</text:span></text:p>
      <text:p text:style-name="P2"><text:span text:style-name="T2"/></text:p>
      <text:p text:style-name="P2">5.1.1 With Maximum Values</text:p>
      <text:p text:style-name="P2"><text:span text:style-name="T2"><text:s text:c="13"/>X</text:span><text:span text:style-name="T2"><draw:frame draw:style-name="fr3" draw:name="Object13" text:anchor-type="as-char" svg:width="0.9535in" svg:height="0.5862in" draw:z-index="17"><draw:object xlink:href="./Object 13" xlink:type="simple" xlink:show="embed" xlink:actuate="onLoad"/><draw:image xlink:href="./ObjectReplacements/Object 13" xlink:type="simple" xlink:show="embed" xlink:actuate="onLoad"/></draw:frame></text:span></text:p>
      <text:p text:style-name="P2"><text:span text:style-name="T2"><text:s text:c="7"/>+ <text:s text:c="8"/></text:span><text:span text:style-name="T2"><draw:frame draw:style-name="fr3" draw:name="Object14" text:anchor-type="as-char" svg:width="0.861in" svg:height="0.1839in" draw:z-index="13"><draw:object xlink:href="./Object 14" xlink:type="simple" xlink:show="embed" xlink:actuate="onLoad"/><draw:image xlink:href="./ObjectReplacements/Object 14" xlink:type="simple" xlink:show="embed" xlink:actuate="onLoad"/></draw:frame></text:span></text:p>
      <text:p text:style-name="P2"><text:span text:style-name="T2"><text:s text:c="8"/></text:span><text:span text:style-name="T2"><draw:frame draw:style-name="fr3" draw:name="Object15" text:anchor-type="as-char" svg:width="1.2126in" svg:height="0.1839in" draw:z-index="14"><draw:object xlink:href="./Object 15" xlink:type="simple" xlink:show="embed" xlink:actuate="onLoad"/><draw:image xlink:href="./ObjectReplacements/Object 15" xlink:type="simple" xlink:show="embed" xlink:actuate="onLoad"/></draw:frame></text:span></text:p>
      <text:p text:style-name="P2"><text:span text:style-name="T2"><text:s text:c="9"/></text:span><text:span text:style-name="T2"><draw:frame draw:style-name="fr3" draw:name="Object16" text:anchor-type="as-char" svg:width="1.1957in" svg:height="0.1839in" draw:z-index="15"><draw:object xlink:href="./Object 16" xlink:type="simple" xlink:show="embed" xlink:actuate="onLoad"/><draw:image xlink:href="./ObjectReplacements/Object 16" xlink:type="simple" xlink:show="embed" xlink:actuate="onLoad"/></draw:frame></text:span></text:p>
      <text:p text:style-name="P2"><text:span text:style-name="T2"><draw:frame draw:style-name="fr3" draw:name="Object17" text:anchor-type="as-char" svg:width="1.6717in" svg:height="0.3925in" draw:z-index="16"><draw:object xlink:href="./Object 17" xlink:type="simple" xlink:show="embed" xlink:actuate="onLoad"/><draw:image xlink:href="./ObjectReplacements/Object 17" xlink:type="simple" xlink:show="embed" xlink:actuate="onLoad"/></draw:frame></text:span></text:p>
      <text:p text:style-name="P2"><text:span text:style-name="T2"/></text:p>
      <text:p text:style-name="P2"/>
      <text:p text:style-name="P1">Note: All the Steps are done by multiplying one word by one word and offsetting if necessary. </text:p>
      <text:p text:style-name="P2"/>
      <text:p text:style-name="P2"/>
      <text:p text:style-name="P2"><text:soft-page-break/>5.1.2 With Intermediate Values</text:p>
      <text:p text:style-name="P2"><text:span text:style-name="T2">A = 7FFF FFFF</text:span></text:p>
      <text:p text:style-name="P2"><text:span text:style-name="T2">B = 007F FFFF</text:span></text:p>
      <text:p text:style-name="P2"><text:span text:style-name="T2"/></text:p>
      <text:p text:style-name="P2"><text:span text:style-name="T2"><text:s text:c="13"/>X</text:span><text:span text:style-name="T2"><draw:frame draw:style-name="fr3" draw:name="Object18" text:anchor-type="as-char" svg:width="0.9138in" svg:height="0.5862in" draw:z-index="18"><draw:object xlink:href="./Object 18" xlink:type="simple" xlink:show="embed" xlink:actuate="onLoad"/><draw:image xlink:href="./ObjectReplacements/Object 18" xlink:type="simple" xlink:show="embed" xlink:actuate="onLoad"/></draw:frame></text:span></text:p>
      <text:p text:style-name="P2"><text:span text:style-name="T2"><text:s text:c="7"/>+ <text:s text:c="8"/></text:span><text:span text:style-name="T2"><draw:frame draw:style-name="fr3" draw:name="Object19" text:anchor-type="as-char" svg:width="0.8634in" svg:height="0.1839in" draw:z-index="19"><draw:object xlink:href="./Object 19" xlink:type="simple" xlink:show="embed" xlink:actuate="onLoad"/><draw:image xlink:href="./ObjectReplacements/Object 19" xlink:type="simple" xlink:show="embed" xlink:actuate="onLoad"/></draw:frame></text:span></text:p>
      <text:p text:style-name="P2"><text:span text:style-name="T2"><text:s text:c="8"/></text:span><text:span text:style-name="T2"><draw:frame draw:style-name="fr3" draw:name="Object20" text:anchor-type="as-char" svg:width="1.1591in" svg:height="0.1839in" draw:z-index="20"><draw:object xlink:href="./Object 20" xlink:type="simple" xlink:show="embed" xlink:actuate="onLoad"/><draw:image xlink:href="./ObjectReplacements/Object 20" xlink:type="simple" xlink:show="embed" xlink:actuate="onLoad"/></draw:frame></text:span></text:p>
      <text:p text:style-name="P2"><text:span text:style-name="T2"><text:s text:c="9"/></text:span><text:span text:style-name="T2"><draw:frame draw:style-name="fr3" draw:name="Object21" text:anchor-type="as-char" svg:width="1.2256in" svg:height="0.1839in" draw:z-index="21"><draw:object xlink:href="./Object 21" xlink:type="simple" xlink:show="embed" xlink:actuate="onLoad"/><draw:image xlink:href="./ObjectReplacements/Object 21" xlink:type="simple" xlink:show="embed" xlink:actuate="onLoad"/></draw:frame></text:span></text:p>
      <text:p text:style-name="P2"><text:span text:style-name="T2"><draw:frame draw:style-name="fr3" draw:name="Object22" text:anchor-type="as-char" svg:width="1.6299in" svg:height="0.3929in" draw:z-index="22"><draw:object xlink:href="./Object 22" xlink:type="simple" xlink:show="embed" xlink:actuate="onLoad"/><draw:image xlink:href="./ObjectReplacements/Object 22" xlink:type="simple" xlink:show="embed" xlink:actuate="onLoad"/></draw:frame></text:span></text:p>
      <text:p text:style-name="P2"><text:span text:style-name="T2"/></text:p>
      <text:p text:style-name="P2">5.1.3 With Minimum Values</text:p>
      <text:p text:style-name="P2"><text:span text:style-name="T2"/></text:p>
      <text:p text:style-name="P2"><text:span text:style-name="T2"><text:s text:c="13"/>X</text:span><text:span text:style-name="T2"><draw:frame draw:style-name="fr3" draw:name="Object23" text:anchor-type="as-char" svg:width="0.8035in" svg:height="0.5862in" draw:z-index="23"><draw:object xlink:href="./Object 23" xlink:type="simple" xlink:show="embed" xlink:actuate="onLoad"/><draw:image xlink:href="./ObjectReplacements/Object 23" xlink:type="simple" xlink:show="embed" xlink:actuate="onLoad"/></draw:frame></text:span></text:p>
      <text:p text:style-name="P2"><text:span text:style-name="T2"><text:s text:c="7"/>+ <text:s text:c="8"/></text:span><text:span text:style-name="T2"><draw:frame draw:style-name="fr3" draw:name="Object24" text:anchor-type="as-char" svg:width="0.7701in" svg:height="0.1839in" draw:z-index="24"><draw:object xlink:href="./Object 24" xlink:type="simple" xlink:show="embed" xlink:actuate="onLoad"/><draw:image xlink:href="./ObjectReplacements/Object 24" xlink:type="simple" xlink:show="embed" xlink:actuate="onLoad"/></draw:frame></text:span></text:p>
      <text:p text:style-name="P2"><text:span text:style-name="T2"><text:s text:c="8"/></text:span><text:span text:style-name="T2"><draw:frame draw:style-name="fr3" draw:name="Object25" text:anchor-type="as-char" svg:width="1.1252in" svg:height="0.1839in" draw:z-index="25"><draw:object xlink:href="./Object 25" xlink:type="simple" xlink:show="embed" xlink:actuate="onLoad"/><draw:image xlink:href="./ObjectReplacements/Object 25" xlink:type="simple" xlink:show="embed" xlink:actuate="onLoad"/></draw:frame></text:span></text:p>
      <text:p text:style-name="P2"><text:span text:style-name="T2"><text:s text:c="9"/></text:span><text:span text:style-name="T2"><draw:frame draw:style-name="fr3" draw:name="Object26" text:anchor-type="as-char" svg:width="1.1252in" svg:height="0.1839in" draw:z-index="26"><draw:object xlink:href="./Object 26" xlink:type="simple" xlink:show="embed" xlink:actuate="onLoad"/><draw:image xlink:href="./ObjectReplacements/Object 26" xlink:type="simple" xlink:show="embed" xlink:actuate="onLoad"/></draw:frame></text:span></text:p>
      <text:p text:style-name="P2"><text:span text:style-name="T2"><draw:frame draw:style-name="fr3" draw:name="Object27" text:anchor-type="as-char" svg:width="1.5134in" svg:height="0.3929in" draw:z-index="27"><draw:object xlink:href="./Object 27" xlink:type="simple" xlink:show="embed" xlink:actuate="onLoad"/><draw:image xlink:href="./ObjectReplacements/Object 27" xlink:type="simple" xlink:show="embed" xlink:actuate="onLoad"/></draw:frame></text:span></text:p>
      <text:p text:style-name="P2"><text:span text:style-name="T2"/></text:p>
      <text:p text:style-name="P2">5.2 Step 3</text:p>
      <text:p text:style-name="P2"/>
      <text:p text:style-name="P2"><draw:frame draw:style-name="fr2" draw:name="Object1" text:anchor-type="as-char" svg:width="1.7701in" svg:height="0.1902in" draw:z-index="9"><draw:object xlink:href="./Object 1" xlink:type="simple" xlink:show="embed" xlink:actuate="onLoad"/><draw:image xlink:href="./ObjectReplacements/Object 1" xlink:type="simple" xlink:show="embed" xlink:actuate="onLoad"/></draw:frame></text:p>
      <text:p text:style-name="P2"/>
      <text:p text:style-name="P2">5.2.1 With Maximum Values</text:p>
      <text:p text:style-name="P2"/>
      <text:p text:style-name="P2"><draw:frame draw:style-name="fr2" draw:name="Object2" text:anchor-type="as-char" svg:width="1.9008in" svg:height="0.1902in" draw:z-index="10"><draw:object xlink:href="./Object 2" xlink:type="simple" xlink:show="embed" xlink:actuate="onLoad"/><draw:image xlink:href="./ObjectReplacements/Object 2" xlink:type="simple" xlink:show="embed" xlink:actuate="onLoad"/></draw:frame></text:p>
      <text:p text:style-name="P2"><draw:frame draw:style-name="fr2" draw:name="Object3" text:anchor-type="as-char" svg:width="1.7118in" svg:height="0.1902in" draw:z-index="0"><draw:object xlink:href="./Object 3" xlink:type="simple" xlink:show="embed" xlink:actuate="onLoad"/><draw:image xlink:href="./ObjectReplacements/Object 3" xlink:type="simple" xlink:show="embed" xlink:actuate="onLoad"/></draw:frame></text:p>
      <text:p text:style-name="P2"><draw:frame draw:style-name="fr2" draw:name="Object4" text:anchor-type="as-char" svg:width="1.4535in" svg:height="0.1902in" draw:z-index="1"><draw:object xlink:href="./Object 4" xlink:type="simple" xlink:show="embed" xlink:actuate="onLoad"/><draw:image xlink:href="./ObjectReplacements/Object 4" xlink:type="simple" xlink:show="embed" xlink:actuate="onLoad"/></draw:frame></text:p>
      <text:p text:style-name="P2"><draw:frame draw:style-name="fr2" draw:name="Object5" text:anchor-type="as-char" svg:width="1.0154in" svg:height="0.1902in" draw:z-index="2"><draw:object xlink:href="./Object 5" xlink:type="simple" xlink:show="embed" xlink:actuate="onLoad"/><draw:image xlink:href="./ObjectReplacements/Object 5" xlink:type="simple" xlink:show="embed" xlink:actuate="onLoad"/></draw:frame></text:p>
      <text:p text:style-name="P2"><draw:frame draw:style-name="fr2" draw:name="Object6" text:anchor-type="as-char" svg:width="0.7154in" svg:height="0.1839in" draw:z-index="3"><draw:object xlink:href="./Object 6" xlink:type="simple" xlink:show="embed" xlink:actuate="onLoad"/><draw:image xlink:href="./ObjectReplacements/Object 6" xlink:type="simple" xlink:show="embed" xlink:actuate="onLoad"/></draw:frame></text:p>
      <text:p text:style-name="P2"/>
      <text:p text:style-name="P2">5.2.2 With Minimum Values</text:p>
      <text:p text:style-name="P2"/>
      <text:p text:style-name="P1"><draw:frame draw:style-name="fr2" draw:name="Object7" text:anchor-type="as-char" svg:width="1.8701in" svg:height="0.1902in" draw:z-index="4"><draw:object xlink:href="./Object 7" xlink:type="simple" xlink:show="embed" xlink:actuate="onLoad"/><draw:image xlink:href="./ObjectReplacements/Object 7" xlink:type="simple" xlink:show="embed" xlink:actuate="onLoad"/></draw:frame></text:p>
      <text:p text:style-name="P1"><draw:frame draw:style-name="fr2" draw:name="Object8" text:anchor-type="as-char" svg:width="1.6492in" svg:height="0.1902in" draw:z-index="5"><draw:object xlink:href="./Object 8" xlink:type="simple" xlink:show="embed" xlink:actuate="onLoad"/><draw:image xlink:href="./ObjectReplacements/Object 8" xlink:type="simple" xlink:show="embed" xlink:actuate="onLoad"/></draw:frame></text:p>
      <text:p text:style-name="P1"><draw:frame draw:style-name="fr2" draw:name="Object9" text:anchor-type="as-char" svg:width="1.2283in" svg:height="0.1902in" draw:z-index="6"><draw:object xlink:href="./Object 9" xlink:type="simple" xlink:show="embed" xlink:actuate="onLoad"/><draw:image xlink:href="./ObjectReplacements/Object 9" xlink:type="simple" xlink:show="embed" xlink:actuate="onLoad"/></draw:frame></text:p>
      <text:p text:style-name="P1"><draw:frame draw:style-name="fr2" draw:name="Object10" text:anchor-type="as-char" svg:width="0.8772in" svg:height="0.1902in" draw:z-index="7"><draw:object xlink:href="./Object 10" xlink:type="simple" xlink:show="embed" xlink:actuate="onLoad"/><draw:image xlink:href="./ObjectReplacements/Object 10" xlink:type="simple" xlink:show="embed" xlink:actuate="onLoad"/></draw:frame></text:p>
      <text:p text:style-name="P1"><draw:frame draw:style-name="fr2" draw:name="Object11" text:anchor-type="as-char" svg:width="0.511in" svg:height="0.1839in" draw:z-index="8"><draw:object xlink:href="./Object 11" xlink:type="simple" xlink:show="embed" xlink:actuate="onLoad"/><draw:image xlink:href="./ObjectReplacements/Object 11" xlink:type="simple" xlink:show="embed" xlink:actuate="onLoad"/></draw:frame></text:p>
      <text:p text:style-name="P1"/>
      <text:p text:style-name="P1"/>
      <text:p text:style-name="P1"/>
      <text:p text:style-name="P1"/>
      <text:p text:style-name="P1"/>
      <text:p text:style-name="P1"/>
      <text:p text:style-name="P2"><text:soft-page-break/>6. Conclusion</text:p>
      <text:p text:style-name="P1"/>
      <text:p text:style-name="P1">The experiment took longer than expected but was completed before the submission date, also due to the fact of sickness while performing this experiment during the lab time, many mistakes were done that should not have. For example, in section 4.1 and 4.2, the memory dumps have been forgotten at both the beginning and end of the trace output, so instead the trace output was highlighted instead of the memory dumps for the answers. A lot was learned during this experiment in regards on how to actually dismantle a basic arithmetic operation like multiplication. Nonetheless, the experiment was completed successfully has all the objectives were accomplished.</text:p>
      <text:p text:style-name="P1"/>
      <text:p text:style-name="P2">Appendix</text:p>
      <text:p text:style-name="P1"/>
      <text:p text:style-name="P1"/>
      <text:p text:style-name="P1"/>
      <text:p text:style-name="P1">(See Next Page for handou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0-21T21:27:58</dc:date>
    <meta:editing-cycles>25</meta:editing-cycles>
    <meta:editing-duration>PT2H19M3S</meta:editing-duration>
    <meta:user-defined meta:name="Info 1"/>
    <meta:user-defined meta:name="Info 2"/>
    <meta:user-defined meta:name="Info 3"/>
    <meta:user-defined meta:name="Info 4"/>
    <meta:document-statistic meta:table-count="0" meta:image-count="1" meta:object-count="27" meta:page-count="20" meta:paragraph-count="648" meta:word-count="4427" meta:character-count="23029"/>
  </office:meta>
</office:document-meta>
</file>

<file path=Object 1/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i>A</math:mi>
                <math:mo math:stretchy="false">×</math:mo>
                <math:mrow>
                  <math:mo math:stretchy="false">(</math:mo>
                  <math:mrow>
                    <math:mi>B</math:mi>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A times (B+3)] times F)-8</math:annotation>
  </math:semantics>
</math:math>
</file>

<file path=Object 10/content.xml><?xml version="1.0" encoding="utf-8"?>
<!DOCTYPE math  PUBLIC '-//OpenOffice.org//DTD Modified W3C MathML 1.01//EN'  'math.dtd'>
<math:math xmlns:math="http://www.w3.org/1998/Math/MathML">
  <math:semantics>
    <math:mrow>
      <math:mi>C</math:mi>
      <math:mo math:stretchy="false">=</math:mo>
      <math:mrow>
        <math:mrow>
          <math:mo math:stretchy="false">(</math:mo>
          <math:mn>3C</math:mn>
          <math:mo math:stretchy="false">)</math:mo>
        </math:mrow>
        <math:mo math:stretchy="false">−</math:mo>
        <math:mn>8</math:mn>
      </math:mrow>
    </math:mrow>
    <math:annotation math:encoding="StarMath 5.0">C = (3C) - 8</math:annotation>
  </math:semantics>
</math:math>
</file>

<file path=Object 11/content.xml><?xml version="1.0" encoding="utf-8"?>
<!DOCTYPE math  PUBLIC '-//OpenOffice.org//DTD Modified W3C MathML 1.01//EN'  'math.dtd'>
<math:math xmlns:math="http://www.w3.org/1998/Math/MathML">
  <math:semantics>
    <math:mrow>
      <math:mi>C</math:mi>
      <math:mo math:stretchy="false">=</math:mo>
      <math:mn>34</math:mn>
    </math:mrow>
    <math:annotation math:encoding="StarMath 5.0">C = 34</math:annotation>
  </math:semantics>
</math:math>
</file>

<file path=Object 12/content.xml><?xml version="1.0" encoding="utf-8"?>
<!DOCTYPE math  PUBLIC '-//OpenOffice.org//DTD Modified W3C MathML 1.01//EN'  'math.dtd'>
<math:math xmlns:math="http://www.w3.org/1998/Math/MathML">
  <math:semantics>
    <math:mfrac>
      <math:mrow>
        <math:mtable>
          <math:mtr>
            <math:mrow>
              <math:mi math:fontstyle="italic">XXXX</math:mi>
              <math:mi math:fontstyle="italic">XXXX</math:mi>
            </math:mrow>
          </math:mtr>
          <math:mtr>
            <math:mrow>
              <math:mi math:fontstyle="italic">XX</math:mi>
              <math:mi math:fontstyle="italic">XXXX</math:mi>
            </math:mrow>
          </math:mtr>
        </math:mtable>
      </math:mrow>
      <math:mrow>
        <math:mi math:fontstyle="italic">XX</math:mi>
        <math:mi math:fontstyle="italic">XXXX</math:mi>
        <math:mi math:fontstyle="italic">XXXX</math:mi>
        <math:mi math:fontstyle="italic">XXXX</math:mi>
      </math:mrow>
    </math:mfrac>
    <math:annotation math:encoding="StarMath 5.0">{ alignr binom{XXXX XXXX}{XX XXXX} } over {XX XXXX XXXX XXXX}

</math:annotation>
  </math:semantics>
</math:math>
</file>

<file path=Object 13/content.xml><?xml version="1.0" encoding="utf-8"?>
<!DOCTYPE math  PUBLIC '-//OpenOffice.org//DTD Modified W3C MathML 1.01//EN'  'math.dtd'>
<math:math xmlns:math="http://www.w3.org/1998/Math/MathML">
  <math:semantics>
    <math:mtable>
      <math:mtr>
        <math:mrow>
          <math:mi math:fontstyle="italic">FFFF</math:mi>
          <math:mi math:fontstyle="italic">FFFF</math:mi>
        </math:mrow>
      </math:mtr>
      <math:mtr>
        <math:mfrac>
          <math:mrow>
            <math:mn>00FF</math:mn>
            <math:mi math:fontstyle="italic">FFFF</math:mi>
          </math:mrow>
          <math:mrow/>
        </math:mfrac>
      </math:mtr>
    </math:mtable>
    <math:annotation math:encoding="StarMath 5.0">binom{FFFF FFFF}{00FF FFFF} over {} </math:annotation>
  </math:semantics>
</math:math>
</file>

<file path=Object 14/content.xml><?xml version="1.0" encoding="utf-8"?>
<!DOCTYPE math  PUBLIC '-//OpenOffice.org//DTD Modified W3C MathML 1.01//EN'  'math.dtd'>
<math:math xmlns:math="http://www.w3.org/1998/Math/MathML">
  <math:semantics>
    <math:mrow>
      <math:mi math:fontstyle="italic">FFFE</math:mi>
      <math:mn>0001</math:mn>
    </math:mrow>
    <math:annotation math:encoding="StarMath 5.0">{FFFE 0001}</math:annotation>
  </math:semantics>
</math:math>
</file>

<file path=Object 15/content.xml><?xml version="1.0" encoding="utf-8"?>
<!DOCTYPE math  PUBLIC '-//OpenOffice.org//DTD Modified W3C MathML 1.01//EN'  'math.dtd'>
<math:math xmlns:math="http://www.w3.org/1998/Math/MathML">
  <math:semantics>
    <math:mrow>
      <math:mi math:fontstyle="italic">FFFE</math:mi>
      <math:mn>0001</math:mn>
      <math:mn>0000</math:mn>
    </math:mrow>
    <math:annotation math:encoding="StarMath 5.0">{FFFE 0001 0000}</math:annotation>
  </math:semantics>
</math:math>
</file>

<file path=Object 16/content.xml><?xml version="1.0" encoding="utf-8"?>
<!DOCTYPE math  PUBLIC '-//OpenOffice.org//DTD Modified W3C MathML 1.01//EN'  'math.dtd'>
<math:math xmlns:math="http://www.w3.org/1998/Math/MathML">
  <math:semantics>
    <math:mrow>
      <math:mn>00FE</math:mn>
      <math:mi math:fontstyle="italic">FF01</math:mi>
      <math:mn>0000</math:mn>
    </math:mrow>
    <math:annotation math:encoding="StarMath 5.0">00FE FF01  0000</math:annotation>
  </math:semantics>
</math:math>
</file>

<file path=Object 17/content.xml><?xml version="1.0" encoding="utf-8"?>
<!DOCTYPE math  PUBLIC '-//OpenOffice.org//DTD Modified W3C MathML 1.01//EN'  'math.dtd'>
<math:math xmlns:math="http://www.w3.org/1998/Math/MathML">
  <math:semantics>
    <math:mfrac>
      <math:mrow>
        <math:mn>00FE</math:mn>
        <math:mi math:fontstyle="italic">FF01</math:mi>
        <math:mn>0000</math:mn>
        <math:mn>0000</math:mn>
      </math:mrow>
      <math:mrow>
        <math:mn>00FF</math:mn>
        <math:mi math:fontstyle="italic">FFFE</math:mi>
        <math:mi math:fontstyle="italic">FF00</math:mi>
        <math:mn>0001</math:mn>
      </math:mrow>
    </math:mfrac>
    <math:annotation math:encoding="StarMath 5.0">{00FE FF01 0000 0000} over {00FF FFFE FF00 0001}</math:annotation>
  </math:semantics>
</math:math>
</file>

<file path=Object 18/content.xml><?xml version="1.0" encoding="utf-8"?>
<!DOCTYPE math  PUBLIC '-//OpenOffice.org//DTD Modified W3C MathML 1.01//EN'  'math.dtd'>
<math:math xmlns:math="http://www.w3.org/1998/Math/MathML">
  <math:semantics>
    <math:mtable>
      <math:mtr>
        <math:mrow>
          <math:mn>7FFF</math:mn>
          <math:mi math:fontstyle="italic">FFFF</math:mi>
        </math:mrow>
      </math:mtr>
      <math:mtr>
        <math:mfrac>
          <math:mrow>
            <math:mn>007F</math:mn>
            <math:mi math:fontstyle="italic">FFFF</math:mi>
          </math:mrow>
          <math:mrow/>
        </math:mfrac>
      </math:mtr>
    </math:mtable>
    <math:annotation math:encoding="StarMath 5.0">binom{7FFF FFFF}{007F FFFF} over {} </math:annotation>
  </math:semantics>
</math:math>
</file>

<file path=Object 19/content.xml><?xml version="1.0" encoding="utf-8"?>
<!DOCTYPE math  PUBLIC '-//OpenOffice.org//DTD Modified W3C MathML 1.01//EN'  'math.dtd'>
<math:math xmlns:math="http://www.w3.org/1998/Math/MathML">
  <math:semantics>
    <math:mrow>
      <math:mi math:fontstyle="italic">FFFE</math:mi>
      <math:mn>0001</math:mn>
    </math:mrow>
    <math:annotation math:encoding="StarMath 5.0">{FFFE 0001}</math:annotation>
  </math:semantics>
</math:math>
</file>

<file path=Object 2/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19</math:mn>
                <math:mo math:stretchy="false">×</math:mo>
                <math:mrow>
                  <math:mo math:stretchy="false">(</math:mo>
                  <math:mrow>
                    <math:mn>4B</math:mn>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19 times (4B+3)] times F) - 8</math:annotation>
  </math:semantics>
</math:math>
</file>

<file path=Object 20/content.xml><?xml version="1.0" encoding="utf-8"?>
<!DOCTYPE math  PUBLIC '-//OpenOffice.org//DTD Modified W3C MathML 1.01//EN'  'math.dtd'>
<math:math xmlns:math="http://www.w3.org/1998/Math/MathML">
  <math:semantics>
    <math:mrow>
      <math:mn>7FFE</math:mn>
      <math:mn>8001</math:mn>
      <math:mn>0000</math:mn>
    </math:mrow>
    <math:annotation math:encoding="StarMath 5.0">{7FFE 8001 0000}</math:annotation>
  </math:semantics>
</math:math>
</file>

<file path=Object 21/content.xml><?xml version="1.0" encoding="utf-8"?>
<!DOCTYPE math  PUBLIC '-//OpenOffice.org//DTD Modified W3C MathML 1.01//EN'  'math.dtd'>
<math:math xmlns:math="http://www.w3.org/1998/Math/MathML">
  <math:semantics>
    <math:mrow>
      <math:mn>007</math:mn>
      <math:mi>E</math:mi>
      <math:mi math:fontstyle="italic">FF81</math:mi>
      <math:mn>0000</math:mn>
    </math:mrow>
    <math:annotation math:encoding="StarMath 5.0">007E FF81  0000</math:annotation>
  </math:semantics>
</math:math>
</file>

<file path=Object 22/content.xml><?xml version="1.0" encoding="utf-8"?>
<!DOCTYPE math  PUBLIC '-//OpenOffice.org//DTD Modified W3C MathML 1.01//EN'  'math.dtd'>
<math:math xmlns:math="http://www.w3.org/1998/Math/MathML">
  <math:semantics>
    <math:mfrac>
      <math:mrow>
        <math:mn>003F</math:mn>
        <math:mn>7F81</math:mn>
        <math:mn>0000</math:mn>
        <math:mn>0000</math:mn>
      </math:mrow>
      <math:mrow>
        <math:mn>003F</math:mn>
        <math:mi math:fontstyle="italic">FFFF</math:mi>
        <math:mn>7F80</math:mn>
        <math:mn>0001</math:mn>
      </math:mrow>
    </math:mfrac>
    <math:annotation math:encoding="StarMath 5.0">{003F 7F81 0000 0000} over {003F FFFF 7F80 0001}</math:annotation>
  </math:semantics>
</math:math>
</file>

<file path=Object 23/content.xml><?xml version="1.0" encoding="utf-8"?>
<!DOCTYPE math  PUBLIC '-//OpenOffice.org//DTD Modified W3C MathML 1.01//EN'  'math.dtd'>
<math:math xmlns:math="http://www.w3.org/1998/Math/MathML">
  <math:semantics>
    <math:mtable>
      <math:mtr>
        <math:mrow>
          <math:mn>0000</math:mn>
          <math:mn>0001</math:mn>
        </math:mrow>
      </math:mtr>
      <math:mtr>
        <math:mfrac>
          <math:mrow>
            <math:mn>0000</math:mn>
            <math:mn>0001</math:mn>
          </math:mrow>
          <math:mrow/>
        </math:mfrac>
      </math:mtr>
    </math:mtable>
    <math:annotation math:encoding="StarMath 5.0">binom{0000 0001}{0000 0001} over {} </math:annotation>
  </math:semantics>
</math:math>
</file>

<file path=Object 24/content.xml><?xml version="1.0" encoding="utf-8"?>
<!DOCTYPE math  PUBLIC '-//OpenOffice.org//DTD Modified W3C MathML 1.01//EN'  'math.dtd'>
<math:math xmlns:math="http://www.w3.org/1998/Math/MathML">
  <math:semantics>
    <math:mrow>
      <math:mn>0000</math:mn>
      <math:mn>0001</math:mn>
    </math:mrow>
    <math:annotation math:encoding="StarMath 5.0">{0000 0001}</math:annotation>
  </math:semantics>
</math:math>
</file>

<file path=Object 25/content.xml><?xml version="1.0" encoding="utf-8"?>
<!DOCTYPE math  PUBLIC '-//OpenOffice.org//DTD Modified W3C MathML 1.01//EN'  'math.dtd'>
<math:math xmlns:math="http://www.w3.org/1998/Math/MathML">
  <math:semantics>
    <math:mrow>
      <math:mn>0000</math:mn>
      <math:mn>0000</math:mn>
      <math:mn>0000</math:mn>
    </math:mrow>
    <math:annotation math:encoding="StarMath 5.0">{0000 0000 0000}</math:annotation>
  </math:semantics>
</math:math>
</file>

<file path=Object 26/content.xml><?xml version="1.0" encoding="utf-8"?>
<!DOCTYPE math  PUBLIC '-//OpenOffice.org//DTD Modified W3C MathML 1.01//EN'  'math.dtd'>
<math:math xmlns:math="http://www.w3.org/1998/Math/MathML">
  <math:semantics>
    <math:mrow>
      <math:mn>0000</math:mn>
      <math:mn>0000</math:mn>
      <math:mn>0000</math:mn>
    </math:mrow>
    <math:annotation math:encoding="StarMath 5.0">0000 0000  0000</math:annotation>
  </math:semantics>
</math:math>
</file>

<file path=Object 27/content.xml><?xml version="1.0" encoding="utf-8"?>
<!DOCTYPE math  PUBLIC '-//OpenOffice.org//DTD Modified W3C MathML 1.01//EN'  'math.dtd'>
<math:math xmlns:math="http://www.w3.org/1998/Math/MathML">
  <math:semantics>
    <math:mfrac>
      <math:mrow>
        <math:mn>0000</math:mn>
        <math:mn>000</math:mn>
        <math:mn>0000</math:mn>
        <math:mn>0000</math:mn>
      </math:mrow>
      <math:mrow>
        <math:mn>0000</math:mn>
        <math:mn>0000</math:mn>
        <math:mn>0000</math:mn>
        <math:mn>0001</math:mn>
      </math:mrow>
    </math:mfrac>
    <math:annotation math:encoding="StarMath 5.0">{0000 000 0000 0000} over {0000 0000 0000 0001}</math:annotation>
  </math:semantics>
</math:math>
</file>

<file path=Object 3/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19</math:mn>
                <math:mo math:stretchy="false">×</math:mo>
                <math:mrow>
                  <math:mo math:stretchy="false">(</math:mo>
                  <math:mrow>
                    <math:mn>4</math:mn>
                    <math:mi>E</math:mi>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19 times (4E)] times F) - 8</math:annotation>
  </math:semantics>
</math:math>
</file>

<file path=Object 4/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79</math:mn>
                <math:mi>E</math:mi>
              </math:mrow>
              <math:mo math:stretchy="false">]</math:mo>
            </math:mrow>
            <math:mo math:stretchy="false">×</math:mo>
            <math:mi>F</math:mi>
          </math:mrow>
          <math:mo math:stretchy="false">)</math:mo>
        </math:mrow>
        <math:mo math:stretchy="false">−</math:mo>
        <math:mn>8</math:mn>
      </math:mrow>
    </math:mrow>
    <math:annotation math:encoding="StarMath 5.0">C = ([079E] times F) - 8</math:annotation>
  </math:semantics>
</math:math>
</file>

<file path=Object 5/content.xml><?xml version="1.0" encoding="utf-8"?>
<!DOCTYPE math  PUBLIC '-//OpenOffice.org//DTD Modified W3C MathML 1.01//EN'  'math.dtd'>
<math:math xmlns:math="http://www.w3.org/1998/Math/MathML">
  <math:semantics>
    <math:mrow>
      <math:mi>C</math:mi>
      <math:mo math:stretchy="false">=</math:mo>
      <math:mrow>
        <math:mrow>
          <math:mo math:stretchy="false">(</math:mo>
          <math:mn>7242</math:mn>
          <math:mo math:stretchy="false">)</math:mo>
        </math:mrow>
        <math:mo math:stretchy="false">−</math:mo>
        <math:mn>8</math:mn>
      </math:mrow>
    </math:mrow>
    <math:annotation math:encoding="StarMath 5.0">C = (7242) - 8</math:annotation>
  </math:semantics>
</math:math>
</file>

<file path=Object 6/content.xml><?xml version="1.0" encoding="utf-8"?>
<!DOCTYPE math  PUBLIC '-//OpenOffice.org//DTD Modified W3C MathML 1.01//EN'  'math.dtd'>
<math:math xmlns:math="http://www.w3.org/1998/Math/MathML">
  <math:semantics>
    <math:mrow>
      <math:mi>C</math:mi>
      <math:mo math:stretchy="false">=</math:mo>
      <math:mn>723A</math:mn>
    </math:mrow>
    <math:annotation math:encoding="StarMath 5.0">C = 723A</math:annotation>
  </math:semantics>
</math:math>
</file>

<file path=Object 7/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1</math:mn>
                <math:mo math:stretchy="false">×</math:mo>
                <math:mrow>
                  <math:mo math:stretchy="false">(</math:mo>
                  <math:mrow>
                    <math:mn>01</math:mn>
                    <math:mo math:stretchy="false">+</math:mo>
                    <math:mn>3</math:mn>
                  </math:mrow>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1 times (01+3)] times F) - 8</math:annotation>
  </math:semantics>
</math:math>
</file>

<file path=Object 8/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row>
                <math:mn>01</math:mn>
                <math:mo math:stretchy="false">×</math:mo>
                <math:mrow>
                  <math:mo math:stretchy="false">(</math:mo>
                  <math:mn>04</math:mn>
                  <math:mo math:stretchy="false">)</math:mo>
                </math:mrow>
              </math:mrow>
              <math:mo math:stretchy="false">]</math:mo>
            </math:mrow>
            <math:mo math:stretchy="false">×</math:mo>
            <math:mi>F</math:mi>
          </math:mrow>
          <math:mo math:stretchy="false">)</math:mo>
        </math:mrow>
        <math:mo math:stretchy="false">−</math:mo>
        <math:mn>8</math:mn>
      </math:mrow>
    </math:mrow>
    <math:annotation math:encoding="StarMath 5.0">C = ([01 times (04)] times F) - 8</math:annotation>
  </math:semantics>
</math:math>
</file>

<file path=Object 9/content.xml><?xml version="1.0" encoding="utf-8"?>
<!DOCTYPE math  PUBLIC '-//OpenOffice.org//DTD Modified W3C MathML 1.01//EN'  'math.dtd'>
<math:math xmlns:math="http://www.w3.org/1998/Math/MathML">
  <math:semantics>
    <math:mrow>
      <math:mi>C</math:mi>
      <math:mo math:stretchy="false">=</math:mo>
      <math:mrow>
        <math:mrow>
          <math:mo math:stretchy="false">(</math:mo>
          <math:mrow>
            <math:mrow>
              <math:mo math:stretchy="false">[</math:mo>
              <math:mn>04</math:mn>
              <math:mo math:stretchy="false">]</math:mo>
            </math:mrow>
            <math:mo math:stretchy="false">×</math:mo>
            <math:mi>F</math:mi>
          </math:mrow>
          <math:mo math:stretchy="false">)</math:mo>
        </math:mrow>
        <math:mo math:stretchy="false">−</math:mo>
        <math:mn>8</math:mn>
      </math:mrow>
    </math:mrow>
    <math:annotation math:encoding="StarMath 5.0">C = ([04] times F) - 8</math:annotation>
  </math:semantics>
</math:math>
</file>